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Helvetica CY" svg:font-family="'Helvetica CY'" style:font-adornments="Bold"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4">
      <style:text-properties fo:font-size="12pt" style:font-size-asian="12pt" style:font-size-complex="12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Standard">
      <style:text-properties style:use-window-font-color="true" style:font-name="Arial1" fo:font-size="12pt" fo:font-weight="normal" style:font-name-asian="Courier" style:font-size-asian="12pt" style:font-weight-asian="normal" style:font-name-complex="Courier" style:font-size-complex="12pt" style:font-weight-complex="normal"/>
    </style:style>
    <style:style style:name="P7"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Heading_20_4">
      <style:text-properties fo:font-size="12pt" style:font-size-asian="12pt" style:font-size-complex="12pt"/>
    </style:style>
    <style:style style:name="P14" style:family="paragraph" style:parent-style-name="Header">
      <style:paragraph-properties style:snap-to-layout-grid="false"/>
    </style:style>
    <style:style style:name="P15" style:family="paragraph" style:parent-style-name="Header">
      <style:paragraph-properties fo:margin-top="0in" fo:margin-bottom="0in"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6" style:family="paragraph" style:parent-style-name="Header">
      <style:paragraph-properties fo:margin-top="0in" fo:margin-bottom="0in" fo:text-align="center" style:justify-single-word="false" style:snap-to-layout-grid="false"/>
      <style:text-properties fo:font-size="14pt" style:font-size-asian="14pt" style:font-size-complex="14pt"/>
    </style:style>
    <style:style style:name="P17" style:family="paragraph" style:parent-style-name="Header">
      <style:paragraph-properties style:shadow="none" style:snap-to-layout-grid="false"/>
      <style:text-properties style:use-window-font-color="true" style:font-name="Helvetica1" fo:font-size="8pt" style:font-name-asian="ArialMT" style:font-size-asian="8pt" style:font-name-complex="ArialMT" style:font-size-complex="8pt"/>
    </style:style>
    <style:style style:name="P18" style:family="paragraph" style:parent-style-name="Footer">
      <style:text-properties fo:font-size="9pt" style:font-size-asian="9pt" style:font-size-complex="9pt"/>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fo:margin-top="0in" fo:margin-bottom="0in"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1" style:family="paragraph" style:parent-style-name="Footer">
      <style:paragraph-properties style:shadow="none" style:snap-to-layout-grid="false">
        <style:tab-stops>
          <style:tab-stop style:position="3in" style:type="center"/>
          <style:tab-stop style:position="6.5in" style:type="right"/>
        </style:tab-stops>
      </style:paragraph-properties>
      <style:text-properties style:use-window-font-color="true" style:font-name="Helvetica1" fo:font-size="8pt" style:font-name-asian="ArialMT" style:font-size-asian="8pt" style:font-name-complex="ArialMT" style:font-size-complex="8pt"/>
    </style:style>
    <style:style style:name="P22" style:family="paragraph" style:parent-style-name="Standard">
      <style:paragraph-properties fo:text-align="center" style:justify-single-word="false" style:snap-to-layout-grid="false"/>
      <style:text-properties fo:font-size="18pt" style:font-size-asian="18pt" style:font-size-complex="18pt"/>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1" fo:font-size="12pt" style:font-name-asian="Courier" style:font-size-asian="12pt" style:font-name-complex="Courier" style:font-size-complex="12pt"/>
    </style:style>
    <style:style style:name="T4" style:family="text">
      <style:text-properties style:font-name="Arial1" fo:font-size="12pt" style:font-size-asian="12pt" style:font-size-complex="12pt"/>
    </style:style>
    <style:style style:name="T5" style:family="text">
      <style:text-properties style:font-name="Times New Roman1" style:font-name-asian="Times New Roman" style:font-name-complex="Times New Roman"/>
    </style:style>
    <style:style style:name="T6" style:family="text">
      <style:text-properties fo:font-size="9pt" style:font-size-asian="9pt" style:font-size-complex="8pt"/>
    </style:style>
    <style:style style:name="T7" style:family="text">
      <style:text-properties fo:font-size="8pt" style:font-size-asian="8pt" style:font-size-complex="8pt"/>
    </style:style>
    <style:style style:name="T8"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T11"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2" style:family="text">
      <style:text-properties style:use-window-font-color="true" style:font-name="Helvetica" fo:font-weight="normal" style:font-name-asian="Helvetica" style:font-weight-asian="normal" style:font-name-complex="Helvetica" style:font-weight-complex="normal"/>
    </style:style>
    <style:style style:name="T13"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4" style:family="text">
      <style:text-properties style:use-window-font-color="true" style:text-position="super 58%" style:font-name="Arial-BoldMT" fo:font-size="24pt" fo:font-weight="bold" style:font-name-asian="Arial-BoldMT" style:font-size-asian="24pt" style:font-weight-asian="bold" style:font-name-complex="Arial-BoldMT" style:font-size-complex="24pt" style:font-weight-complex="bold"/>
    </style:style>
    <style:style style:name="T15" style:family="text">
      <style:text-properties style:use-window-font-color="true" style:font-name="Arial-BoldMT" fo:font-weight="bold" style:font-name-asian="Arial-BoldMT" style:font-weight-asian="bold" style:font-name-complex="Arial-BoldMT" style:font-weight-complex="bold"/>
    </style:style>
    <style:style style:name="T16" style:family="text">
      <style:text-properties style:use-window-font-color="true" style:font-name="ArialMT" fo:font-size="11pt" fo:language="en" fo:country="US" style:font-name-asian="ArialMT" style:font-size-asian="11pt" style:font-name-complex="ArialMT" style:font-size-complex="11pt"/>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Arial1" fo:font-size="12pt" style:font-name-asian="Courier" style:font-size-asian="12pt" style:font-name-complex="Courier" style:font-size-complex="12pt"/>
    </style:style>
    <style:style style:name="T19" style:family="text">
      <style:text-properties style:use-window-font-color="true" style:font-name="Helvetica CY" fo:font-size="24pt" fo:font-weight="bold" style:font-name-asian="Helvetica-Bold" style:font-size-asian="24pt" style:font-weight-asian="bold" style:font-name-complex="Helvetica-Bold" style:font-size-complex="24pt" style:font-weight-complex="bold"/>
    </style:style>
    <style:style style:name="T20" style:family="text">
      <style:text-properties style:use-window-font-color="true" style:font-name="Helvetica1" fo:font-size="24pt" fo:font-weight="bold" style:font-name-asian="Helvetica-Bold" style:font-size-asian="24pt" style:font-weight-asian="bold" style:font-name-complex="Helvetica-Bold" style:font-size-complex="24pt" style:font-weight-complex="bold"/>
    </style:style>
    <style:style style:name="T21" style:family="text">
      <style:text-properties style:use-window-font-color="true" style:font-name="Helvetica1" fo:font-size="20pt" fo:font-weight="bold" style:font-name-asian="Helvetica-Bold" style:font-size-asian="20pt" style:font-weight-asian="bold" style:font-name-complex="Helvetica-Bold" style:font-size-complex="20pt" style:font-weight-complex="bold"/>
    </style:style>
    <style:style style:name="T22" style:family="text">
      <style:text-properties style:use-window-font-color="true" style:font-name="Helvetica1" fo:font-size="22pt" fo:font-weight="bold" style:font-name-asian="Helvetica-Bold" style:font-size-asian="22pt" style:font-weight-asian="bold" style:font-name-complex="Helvetica-Bold" style:font-size-complex="22pt" style:font-weight-complex="bold"/>
    </style:style>
    <style:style style:name="T23" style:family="text">
      <style:text-properties style:font-name="Arial1" fo:font-size="12pt" style:font-size-asian="12pt" style:font-size-complex="12pt"/>
    </style:style>
    <style:style style:name="T24" style:family="text">
      <style:text-properties style:font-name="Times New Roman"/>
    </style:style>
    <style:style style:name="T25" style:family="text">
      <style:text-properties style:font-name="Times New Roman" fo:font-size="12pt" style:font-size-asian="12pt" style:font-size-complex="12pt"/>
    </style:style>
    <style:style style:name="T26" style:family="text">
      <style:text-properties fo:language="en" fo:country="US" style:language-complex="ar" style:country-complex="SA"/>
    </style:style>
    <style:style style:name="T2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13034864">
          <text:format-change>
            <office:change-info>
              <dc:creator>Bob Jacobsen</dc:creator>
              <dc:date>2010-09-12T10:50:00</dc:date>
            </office:change-info>
          </text:format-change>
        </text:changed-region>
        <text:changed-region text:id="ct512864592">
          <text:deletion>
            <office:change-info>
              <dc:creator>Bob Jacobsen</dc:creator>
              <dc:date>2010-09-12T10:32:00</dc:date>
            </office:change-info>
            <text:p text:style-name="Standard"><text:span text:style-name="T1"><text:s/></text:span></text:p>
          </text:deletion>
        </text:changed-region>
        <text:changed-region text:id="ct512864688">
          <text:insertion>
            <office:change-info>
              <dc:creator>Bob Jacobsen</dc:creator>
              <dc:date>2010-09-12T10:32:00</dc:date>
            </office:change-info>
          </text:insertion>
        </text:changed-region>
        <text:changed-region text:id="ct512864784">
          <text:insertion>
            <office:change-info>
              <dc:creator>Bob Jacobsen</dc:creator>
              <dc:date>2010-09-12T10:33:00</dc:date>
            </office:change-info>
          </text:insertion>
        </text:changed-region>
        <text:changed-region text:id="ct513689808">
          <text:insertion>
            <office:change-info>
              <dc:creator>Bob Jacobsen</dc:creator>
              <dc:date>2010-09-12T10:34:00</dc:date>
            </office:change-info>
          </text:insertion>
        </text:changed-region>
        <text:changed-region text:id="ct513690128">
          <text:insertion>
            <office:change-info>
              <dc:creator>Bob Jacobsen</dc:creator>
              <dc:date>2010-09-12T12:25:00</dc:date>
            </office:change-info>
          </text:insertion>
        </text:changed-region>
        <text:changed-region text:id="ct513648496">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513689904">
          <text:insertion>
            <office:change-info>
              <dc:creator>Bob Jacobsen</dc:creator>
              <dc:date>2010-09-12T12:25:00</dc:date>
            </office:change-info>
          </text:insertion>
        </text:changed-region>
        <text:changed-region text:id="ct513648592">
          <text:insertion>
            <office:change-info>
              <dc:creator>Bob Jacobsen</dc:creator>
              <dc:date>2010-09-12T12:26:00</dc:date>
            </office:change-info>
          </text:insertion>
        </text:changed-region>
        <text:changed-region text:id="ct513648688">
          <text:insertion>
            <office:change-info>
              <dc:creator>Bob Jacobsen</dc:creator>
              <dc:date>2010-09-12T12:23:00</dc:date>
            </office:change-info>
          </text:insertion>
        </text:changed-region>
        <text:changed-region text:id="ct462647104">
          <text:deletion>
            <office:change-info>
              <dc:creator>Bob Jacobsen</dc:creator>
              <dc:date>2010-09-12T12:23:00</dc:date>
            </office:change-info>
            <text:p text:style-name="Standard"><text:span text:style-name="T2"/></text:p>
            <text:p text:style-name="Standard">We don't </text:p>
          </text:deletion>
        </text:changed-region>
        <text:changed-region text:id="ct513610656">
          <text:insertion>
            <office:change-info>
              <dc:creator>Bob Jacobsen</dc:creator>
              <dc:date>2010-09-12T12:23:00</dc:date>
            </office:change-info>
          </text:insertion>
        </text:changed-region>
        <text:changed-region text:id="ct513610752">
          <text:deletion>
            <office:change-info>
              <dc:creator>Bob Jacobsen</dc:creator>
              <dc:date>2010-09-12T12:23:00</dc:date>
            </office:change-info>
            <text:p text:style-name="Standard">,</text:p>
          </text:deletion>
        </text:changed-region>
        <text:changed-region text:id="ct462548128">
          <text:deletion>
            <office:change-info>
              <dc:creator>Bob Jacobsen</dc:creator>
              <dc:date>2010-09-12T12:24:00</dc:date>
            </office:change-info>
            <text:p text:style-name="Standard">documentation that the standard references</text:p>
          </text:deletion>
        </text:changed-region>
        <text:changed-region text:id="ct462647360">
          <text:insertion>
            <office:change-info>
              <dc:creator>Bob Jacobsen</dc:creator>
              <dc:date>2010-09-12T12:24:00</dc:date>
            </office:change-info>
          </text:insertion>
        </text:changed-region>
        <text:changed-region text:id="ct462548336">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513610848">
          <text:insertion>
            <office:change-info>
              <dc:creator>Bob Jacobsen</dc:creator>
              <dc:date>2010-09-12T12:24:00</dc:date>
            </office:change-info>
          </text:insertion>
        </text:changed-region>
        <text:changed-region text:id="ct513610944">
          <text:deletion>
            <office:change-info>
              <dc:creator>Bob Jacobsen</dc:creator>
              <dc:date>2010-09-12T12:26:00</dc:date>
            </office:change-info>
            <text:p text:style-name="Standard">s</text:p>
          </text:deletion>
        </text:changed-region>
        <text:changed-region text:id="ct513611040">
          <text:insertion>
            <office:change-info>
              <dc:creator>Bob Jacobsen</dc:creator>
              <dc:date>2010-09-12T12:26:00</dc:date>
            </office:change-info>
          </text:insertion>
        </text:changed-region>
        <text:changed-region text:id="ct513611200">
          <text:deletion>
            <office:change-info>
              <dc:creator>Bob Jacobsen</dc:creator>
              <dc:date>2010-09-12T12:26:00</dc:date>
            </office:change-info>
            <text:p text:style-name="Standard">We're trying to enable </text:p>
          </text:deletion>
        </text:changed-region>
        <text:changed-region text:id="ct513737152">
          <text:insertion>
            <office:change-info>
              <dc:creator>Bob Jacobsen</dc:creator>
              <dc:date>2010-09-12T12:26:00</dc:date>
            </office:change-info>
          </text:insertion>
        </text:changed-region>
        <text:changed-region text:id="ct513611296">
          <text:deletion>
            <office:change-info>
              <dc:creator>Bob Jacobsen</dc:creator>
              <dc:date>2010-09-12T12:26:00</dc:date>
            </office:change-info>
            <text:p text:style-name="Standard">But we don't want to </text:p>
          </text:deletion>
        </text:changed-region>
        <text:changed-region text:id="ct513738672">
          <text:insertion>
            <office:change-info>
              <dc:creator>Bob Jacobsen</dc:creator>
              <dc:date>2010-09-12T12:26:00</dc:date>
            </office:change-info>
          </text:insertion>
        </text:changed-region>
        <text:changed-region text:id="ct513611488">
          <text:deletion>
            <office:change-info>
              <dc:creator>Bob Jacobsen</dc:creator>
              <dc:date>2010-09-13T08:54:00</dc:date>
            </office:change-info>
            <text:p text:style-name="Standard">building a product using commercial cable, using one of these two color codes will reduce confusion, but most NMRAnet users will never need to refer to the colors in their cables.</text:p>
          </text:deletion>
        </text:changed-region>
        <text:changed-region text:id="ct513738928">
          <text:deletion>
            <office:change-info>
              <dc:creator>Bob Jacobsen</dc:creator>
              <dc:date>2010-09-12T12:27:00</dc:date>
            </office:change-info>
            <text:p text:style-name="Standard">If you're </text:p>
          </text:deletion>
        </text:changed-region>
        <text:changed-region text:id="ct513737312">
          <text:deletion>
            <office:change-info>
              <dc:creator>Bob Jacobsen</dc:creator>
              <dc:date>2010-09-13T08:54:00</dc:date>
            </office:change-info>
            <text:p text:style-name="Standard">The assignments to particular colors are for information only. These are the colors that users will encounter in the two popular ways of wiring commercial cables. <text:s/></text:p>
          </text:deletion>
        </text:changed-region>
        <text:changed-region text:id="ct513611392">
          <text:deletion>
            <office:change-info>
              <dc:creator>Bob Jacobsen</dc:creator>
              <dc:date>2010-09-13T08:57:00</dc:date>
            </office:change-info>
            <text:p text:style-name="Standard"/>
            <text:p text:style-name="Standard"/>
          </text:deletion>
        </text:changed-region>
        <text:changed-region text:id="ct513611584">
          <text:insertion>
            <office:change-info>
              <dc:creator>Bob Jacobsen</dc:creator>
              <dc:date>2010-09-13T08:55:00</dc:date>
            </office:change-info>
          </text:insertion>
        </text:changed-region>
        <text:changed-region text:id="ct513612112">
          <text:insertion>
            <office:change-info>
              <dc:creator>Bob Jacobsen</dc:creator>
              <dc:date>2010-09-13T08:54:00</dc:date>
            </office:change-info>
          </text:insertion>
        </text:changed-region>
        <text:changed-region text:id="ct513612208">
          <text:deletion>
            <office:change-info>
              <dc:creator>Bob Jacobsen</dc:creator>
              <dc:date>2010-09-12T12:27:00</dc:date>
            </office:change-info>
            <text:p text:style-name="Standard">We want all</text:p>
          </text:deletion>
        </text:changed-region>
        <text:changed-region text:id="ct513612416">
          <text:insertion>
            <office:change-info>
              <dc:creator>Bob Jacobsen</dc:creator>
              <dc:date>2010-09-12T12:27:00</dc:date>
            </office:change-info>
          </text:insertion>
        </text:changed-region>
        <text:changed-region text:id="ct513612512">
          <text:deletion>
            <office:change-info>
              <dc:creator>Bob Jacobsen</dc:creator>
              <dc:date>2010-09-12T12:27:00</dc:date>
            </office:change-info>
            <text:p text:style-name="Standard">8</text:p>
          </text:deletion>
        </text:changed-region>
        <text:changed-region text:id="ct513739888">
          <text:insertion>
            <office:change-info>
              <dc:creator>Bob Jacobsen</dc:creator>
              <dc:date>2010-09-12T12:27:00</dc:date>
            </office:change-info>
          </text:insertion>
        </text:changed-region>
        <text:changed-region text:id="ct513740048">
          <text:insertion>
            <office:change-info>
              <dc:creator>Bob Jacobsen</dc:creator>
              <dc:date>2010-09-12T12:27:00</dc:date>
            </office:change-info>
          </text:insertion>
        </text:changed-region>
        <text:changed-region text:id="ct513612608">
          <text:deletion>
            <office:change-info>
              <dc:creator>Bob Jacobsen</dc:creator>
              <dc:date>2010-09-12T12:27:00</dc:date>
            </office:change-info>
            <text:p text:style-name="Standard">we</text:p>
          </text:deletion>
        </text:changed-region>
        <text:changed-region text:id="ct513612704">
          <text:insertion>
            <office:change-info>
              <dc:creator>Bob Jacobsen</dc:creator>
              <dc:date>2010-09-12T12:27:00</dc:date>
            </office:change-info>
          </text:insertion>
        </text:changed-region>
        <text:changed-region text:id="ct513740416">
          <text:insertion>
            <office:change-info>
              <dc:creator>Bob Jacobsen</dc:creator>
              <dc:date>2010-09-12T12:28:00</dc:date>
            </office:change-info>
          </text:insertion>
        </text:changed-region>
        <text:changed-region text:id="ct513740512">
          <text:insertion>
            <office:change-info>
              <dc:creator>Bob Jacobsen</dc:creator>
              <dc:date>2010-09-12T12:28:00</dc:date>
            </office:change-info>
          </text:insertion>
        </text:changed-region>
        <text:changed-region text:id="ct513739584">
          <text:deletion>
            <office:change-info>
              <dc:creator>Bob Jacobsen</dc:creator>
              <dc:date>2010-09-12T12:28:00</dc:date>
            </office:change-info>
            <text:p text:style-name="Standard">your</text:p>
          </text:deletion>
        </text:changed-region>
        <text:changed-region text:id="ct513740672">
          <text:insertion>
            <office:change-info>
              <dc:creator>Bob Jacobsen</dc:creator>
              <dc:date>2010-09-12T12:28:00</dc:date>
            </office:change-info>
          </text:insertion>
        </text:changed-region>
        <text:changed-region text:id="ct513612800">
          <text:deletion>
            <office:change-info>
              <dc:creator>Bob Jacobsen</dc:creator>
              <dc:date>2010-09-12T12:28:00</dc:date>
            </office:change-info>
            <text:p text:style-name="Standard">product</text:p>
          </text:deletion>
        </text:changed-region>
        <text:changed-region text:id="ct513740832">
          <text:insertion>
            <office:change-info>
              <dc:creator>Bob Jacobsen</dc:creator>
              <dc:date>2010-09-12T12:28:00</dc:date>
            </office:change-info>
          </text:insertion>
        </text:changed-region>
        <text:changed-region text:id="ct513740960">
          <text:deletion>
            <office:change-info>
              <dc:creator>Bob Jacobsen</dc:creator>
              <dc:date>2010-09-12T12:28:00</dc:date>
            </office:change-info>
            <text:p text:style-name="Standard">you can </text:p>
          </text:deletion>
        </text:changed-region>
        <text:changed-region text:id="ct513741056">
          <text:insertion>
            <office:change-info>
              <dc:creator>Bob Jacobsen</dc:creator>
              <dc:date>2010-09-12T12:28:00</dc:date>
            </office:change-info>
          </text:insertion>
        </text:changed-region>
        <text:changed-region text:id="ct462440624">
          <text:deletion>
            <office:change-info>
              <dc:creator>Bob Jacobsen</dc:creator>
              <dc:date>2010-09-12T12:28:00</dc:date>
            </office:change-info>
            <text:p text:style-name="Standard">your product</text:p>
          </text:deletion>
        </text:changed-region>
        <text:changed-region text:id="ct513612896">
          <text:insertion>
            <office:change-info>
              <dc:creator>Bob Jacobsen</dc:creator>
              <dc:date>2010-09-12T12:28:00</dc:date>
            </office:change-info>
          </text:insertion>
        </text:changed-region>
        <text:changed-region text:id="ct513612992">
          <text:insertion>
            <office:change-info>
              <dc:creator>Bob Jacobsen</dc:creator>
              <dc:date>2010-09-12T12:29:00</dc:date>
            </office:change-info>
          </text:insertion>
        </text:changed-region>
        <text:changed-region text:id="ct462440928">
          <text:deletion>
            <office:change-info>
              <dc:creator>Bob Jacobsen</dc:creator>
              <dc:date>2010-09-12T12:29:00</dc:date>
            </office:change-info>
            <text:p text:style-name="Standard">you</text:p>
          </text:deletion>
        </text:changed-region>
        <text:changed-region text:id="ct513613088">
          <text:insertion>
            <office:change-info>
              <dc:creator>Bob Jacobsen</dc:creator>
              <dc:date>2010-09-12T12:29:00</dc:date>
            </office:change-info>
          </text:insertion>
        </text:changed-region>
        <text:changed-region text:id="ct462441216">
          <text:deletion>
            <office:change-info>
              <dc:creator>Bob Jacobsen</dc:creator>
              <dc:date>2010-09-12T12:29:00</dc:date>
            </office:change-info>
            <text:p text:style-name="Standard">your board</text:p>
          </text:deletion>
        </text:changed-region>
        <text:changed-region text:id="ct462441360">
          <text:insertion>
            <office:change-info>
              <dc:creator>Bob Jacobsen</dc:creator>
              <dc:date>2010-09-12T12:29:00</dc:date>
            </office:change-info>
          </text:insertion>
        </text:changed-region>
        <text:changed-region text:id="ct462441488">
          <text:deletion>
            <office:change-info>
              <dc:creator>Bob Jacobsen</dc:creator>
              <dc:date>2010-09-12T12:29:00</dc:date>
            </office:change-info>
            <text:p text:style-name="Standard">we later find a use for it</text:p>
          </text:deletion>
        </text:changed-region>
        <text:changed-region text:id="ct462441584">
          <text:insertion>
            <office:change-info>
              <dc:creator>Bob Jacobsen</dc:creator>
              <dc:date>2010-09-12T12:29:00</dc:date>
            </office:change-info>
          </text:insertion>
        </text:changed-region>
        <text:changed-region text:id="ct513613184">
          <text:deletion>
            <office:change-info>
              <dc:creator>Bob Jacobsen</dc:creator>
              <dc:date>2010-09-12T12:29:00</dc:date>
            </office:change-info>
            <text:p text:style-name="Standard">we</text:p>
          </text:deletion>
        </text:changed-region>
        <text:changed-region text:id="ct462441712">
          <text:insertion>
            <office:change-info>
              <dc:creator>Bob Jacobsen</dc:creator>
              <dc:date>2010-09-12T12:29:00</dc:date>
            </office:change-info>
          </text:insertion>
        </text:changed-region>
        <text:changed-region text:id="ct462441904">
          <text:insertion>
            <office:change-info>
              <dc:creator>Bob Jacobsen</dc:creator>
              <dc:date>2010-09-12T12:29:00</dc:date>
            </office:change-info>
          </text:insertion>
        </text:changed-region>
        <text:changed-region text:id="ct513613280">
          <text:deletion>
            <office:change-info>
              <dc:creator>Bob Jacobsen</dc:creator>
              <dc:date>2010-09-12T12:29:00</dc:date>
            </office:change-info>
            <text:p text:style-name="Standard">If you want t</text:p>
          </text:deletion>
        </text:changed-region>
        <text:changed-region text:id="ct462442032">
          <text:insertion>
            <office:change-info>
              <dc:creator>Bob Jacobsen</dc:creator>
              <dc:date>2010-09-12T12:29:00</dc:date>
            </office:change-info>
          </text:insertion>
        </text:changed-region>
        <text:changed-region text:id="ct462442288">
          <text:deletion>
            <office:change-info>
              <dc:creator>Bob Jacobsen</dc:creator>
              <dc:date>2010-09-12T12:30:00</dc:date>
            </office:change-info>
            <text:p text:style-name="Standard">we recommend</text:p>
          </text:deletion>
        </text:changed-region>
        <text:changed-region text:id="ct513613376">
          <text:insertion>
            <office:change-info>
              <dc:creator>Bob Jacobsen</dc:creator>
              <dc:date>2010-09-12T12:30:00</dc:date>
            </office:change-info>
          </text:insertion>
        </text:changed-region>
        <text:changed-region text:id="ct513613472">
          <text:deletion>
            <office:change-info>
              <dc:creator>Bob Jacobsen</dc:creator>
              <dc:date>2010-09-12T12:30:00</dc:date>
            </office:change-info>
            <text:p text:style-name="Standard">you</text:p>
          </text:deletion>
        </text:changed-region>
        <text:changed-region text:id="ct462442576">
          <text:insertion>
            <office:change-info>
              <dc:creator>Bob Jacobsen</dc:creator>
              <dc:date>2010-09-12T12:30:00</dc:date>
            </office:change-info>
          </text:insertion>
        </text:changed-region>
        <text:changed-region text:id="ct462442736">
          <text:deletion>
            <office:change-info>
              <dc:creator>Bob Jacobsen</dc:creator>
              <dc:date>2010-09-12T12:30:00</dc:date>
            </office:change-info>
            <text:p text:style-name="Standard">them</text:p>
          </text:deletion>
        </text:changed-region>
        <text:changed-region text:id="ct462442832">
          <text:insertion>
            <office:change-info>
              <dc:creator>Bob Jacobsen</dc:creator>
              <dc:date>2010-09-12T12:30:00</dc:date>
            </office:change-info>
          </text:insertion>
        </text:changed-region>
        <text:changed-region text:id="ct513594416">
          <text:deletion>
            <office:change-info>
              <dc:creator>Bob Jacobsen</dc:creator>
              <dc:date>2010-09-12T12:30:00</dc:date>
            </office:change-info>
            <text:p text:style-name="Standard">We expect</text:p>
          </text:deletion>
        </text:changed-region>
        <text:changed-region text:id="ct513594512">
          <text:insertion>
            <office:change-info>
              <dc:creator>Bob Jacobsen</dc:creator>
              <dc:date>2010-09-12T12:30:00</dc:date>
            </office:change-info>
          </text:insertion>
        </text:changed-region>
        <text:changed-region text:id="ct462443104">
          <text:insertion>
            <office:change-info>
              <dc:creator>Bob Jacobsen</dc:creator>
              <dc:date>2010-09-12T12:31:00</dc:date>
            </office:change-info>
          </text:insertion>
        </text:changed-region>
        <text:changed-region text:id="ct513594608">
          <text:deletion>
            <office:change-info>
              <dc:creator>Bob Jacobsen</dc:creator>
              <dc:date>2010-09-12T12:31:00</dc:date>
            </office:change-info>
            <text:p text:style-name="Standard"><text:s/>that</text:p>
          </text:deletion>
        </text:changed-region>
        <text:changed-region text:id="ct462443296">
          <text:insertion>
            <office:change-info>
              <dc:creator>Bob Jacobsen</dc:creator>
              <dc:date>2010-09-12T12:31:00</dc:date>
            </office:change-info>
          </text:insertion>
        </text:changed-region>
        <text:changed-region text:id="ct462443488">
          <text:deletion>
            <office:change-info>
              <dc:creator>Bob Jacobsen</dc:creator>
              <dc:date>2010-09-12T12:31:00</dc:date>
            </office:change-info>
            <text:p text:style-name="Standard">will</text:p>
          </text:deletion>
        </text:changed-region>
        <text:changed-region text:id="ct513594704">
          <text:insertion>
            <office:change-info>
              <dc:creator>Bob Jacobsen</dc:creator>
              <dc:date>2010-09-12T12:31:00</dc:date>
            </office:change-info>
          </text:insertion>
        </text:changed-region>
        <text:changed-region text:id="ct513594800">
          <text:deletion>
            <office:change-info>
              <dc:creator>Bob Jacobsen</dc:creator>
              <dc:date>2010-09-12T12:31:00</dc:date>
            </office:change-info>
            <text:p text:style-name="Standard">'</text:p>
          </text:deletion>
        </text:changed-region>
        <text:changed-region text:id="ct513594896">
          <text:insertion>
            <office:change-info>
              <dc:creator>Bob Jacobsen</dc:creator>
              <dc:date>2010-09-12T12:31:00</dc:date>
            </office:change-info>
          </text:insertion>
        </text:changed-region>
        <text:changed-region text:id="ct513594992">
          <text:deletion>
            <office:change-info>
              <dc:creator>Bob Jacobsen</dc:creator>
              <dc:date>2010-09-12T12:31:00</dc:date>
            </office:change-info>
            <text:p text:style-name="Standard"><text:s/>it</text:p>
          </text:deletion>
        </text:changed-region>
        <text:changed-region text:id="ct513526048">
          <text:insertion>
            <office:change-info>
              <dc:creator>Bob Jacobsen</dc:creator>
              <dc:date>2010-09-12T12:31:00</dc:date>
            </office:change-info>
          </text:insertion>
        </text:changed-region>
        <text:changed-region text:id="ct513526176">
          <text:deletion>
            <office:change-info>
              <dc:creator>Bob Jacobsen</dc:creator>
              <dc:date>2010-09-12T12:31:00</dc:date>
            </office:change-info>
            <text:p text:style-name="Standard">We expect that most p</text:p>
          </text:deletion>
        </text:changed-region>
        <text:changed-region text:id="ct513595088">
          <text:insertion>
            <office:change-info>
              <dc:creator>Bob Jacobsen</dc:creator>
              <dc:date>2010-09-12T12:31:00</dc:date>
            </office:change-info>
          </text:insertion>
        </text:changed-region>
        <text:changed-region text:id="ct513526544">
          <text:deletion>
            <office:change-info>
              <dc:creator>Bob Jacobsen</dc:creator>
              <dc:date>2010-09-12T12:32:00</dc:date>
            </office:change-info>
            <text:p text:style-name="Standard">will</text:p>
          </text:deletion>
        </text:changed-region>
        <text:changed-region text:id="ct513526640">
          <text:insertion>
            <office:change-info>
              <dc:creator>Bob Jacobsen</dc:creator>
              <dc:date>2010-09-12T12:32:00</dc:date>
            </office:change-info>
          </text:insertion>
        </text:changed-region>
        <text:changed-region text:id="ct513595184">
          <text:insertion>
            <office:change-info>
              <dc:creator>Bob Jacobsen</dc:creator>
              <dc:date>2010-09-12T12:32:00</dc:date>
            </office:change-info>
          </text:insertion>
        </text:changed-region>
        <text:changed-region text:id="ct512888912">
          <text:insertion>
            <office:change-info>
              <dc:creator>David Harris</dc:creator>
              <dc:date>2010-09-11T10:08:00</dc:date>
            </office:change-info>
          </text:insertion>
        </text:changed-region>
        <text:changed-region text:id="ct462636352">
          <text:insertion>
            <office:change-info>
              <dc:creator>Bob Jacobsen</dc:creator>
              <dc:date>2010-09-13T07:52:00</dc:date>
            </office:change-info>
          </text:insertion>
        </text:changed-region>
        <text:changed-region text:id="ct462636448">
          <text:insertion>
            <office:change-info>
              <dc:creator>Bob Jacobsen</dc:creator>
              <dc:date>2010-09-13T07:53:00</dc:date>
            </office:change-info>
          </text:insertion>
        </text:changed-region>
        <text:changed-region text:id="ct462636576">
          <text:insertion>
            <office:change-info>
              <dc:creator>David Harris</dc:creator>
              <dc:date>2010-09-11T10:08:00</dc:date>
            </office:change-info>
          </text:insertion>
        </text:changed-region>
        <text:changed-region text:id="ct462636672">
          <text:insertion>
            <office:change-info>
              <dc:creator>David Harris</dc:creator>
              <dc:date>2010-09-11T10:09:00</dc:date>
            </office:change-info>
          </text:insertion>
        </text:changed-region>
        <text:changed-region text:id="ct513527296">
          <text:deletion>
            <office:change-info>
              <dc:creator>Bob Jacobsen</dc:creator>
              <dc:date>2010-09-12T10:59:00</dc:date>
            </office:change-info>
            <text:p text:style-name="Standard"> </text:p>
          </text:deletion>
        </text:changed-region>
        <text:changed-region text:id="ct513527424">
          <text:insertion>
            <office:change-info>
              <dc:creator>David Harris</dc:creator>
              <dc:date>2010-09-11T10:09:00</dc:date>
            </office:change-info>
          </text:insertion>
        </text:changed-region>
        <text:changed-region text:id="ct462636768">
          <text:insertion>
            <office:change-info>
              <dc:creator>Bob Jacobsen</dc:creator>
              <dc:date>2010-09-11T18:20:00</dc:date>
            </office:change-info>
          </text:insertion>
        </text:changed-region>
        <text:changed-region text:id="ct462636864">
          <text:insertion>
            <office:change-info>
              <dc:creator>Bob Jacobsen</dc:creator>
              <dc:date>2010-09-11T18:21:00</dc:date>
            </office:change-info>
          </text:insertion>
        </text:changed-region>
        <text:changed-region text:id="ct513527568">
          <text:deletion>
            <office:change-info>
              <dc:creator>Bob Jacobsen</dc:creator>
              <dc:date>2010-09-11T18:20:00</dc:date>
            </office:change-info>
            <text:p text:style-name="Standard"><text:span text:style-name="T3">x</text:span></text:p>
          </text:deletion>
        </text:changed-region>
        <text:changed-region text:id="ct513527664">
          <text:insertion>
            <office:change-info>
              <dc:creator>David Harris</dc:creator>
              <dc:date>2010-09-11T10:09:00</dc:date>
            </office:change-info>
          </text:insertion>
        </text:changed-region>
        <text:changed-region text:id="ct512889008">
          <text:insertion>
            <office:change-info>
              <dc:creator>Bob Jacobsen</dc:creator>
              <dc:date>2010-09-11T18:22:00</dc:date>
            </office:change-info>
          </text:insertion>
        </text:changed-region>
        <text:changed-region text:id="ct513638128">
          <text:deletion>
            <office:change-info>
              <dc:creator>Bob Jacobsen</dc:creator>
              <dc:date>2010-09-11T18:22:00</dc:date>
            </office:change-info>
            <text:p text:style-name="Standard"><text:span text:style-name="T3">60 ohms, split between the two ends of the bus</text:span></text:p>
          </text:deletion>
        </text:changed-region>
        <text:changed-region text:id="ct512889104">
          <text:insertion>
            <office:change-info>
              <dc:creator>David Harris</dc:creator>
              <dc:date>2010-09-11T10:09:00</dc:date>
            </office:change-info>
          </text:insertion>
        </text:changed-region>
        <text:changed-region text:id="ct513638384">
          <text:insertion>
            <office:change-info>
              <dc:creator>Bob Jacobsen</dc:creator>
              <dc:date>2010-09-13T07:58:00</dc:date>
            </office:change-info>
          </text:insertion>
        </text:changed-region>
        <text:changed-region text:id="ct512889344">
          <text:insertion>
            <office:change-info>
              <dc:creator>David Harris</dc:creator>
              <dc:date>2010-09-11T10:09:00</dc:date>
            </office:change-info>
          </text:insertion>
        </text:changed-region>
        <text:changed-region text:id="ct513638576">
          <text:format-change>
            <office:change-info>
              <dc:creator>Bob Jacobsen</dc:creator>
              <dc:date>2010-09-13T07:56:00</dc:date>
            </office:change-info>
          </text:format-change>
        </text:changed-region>
        <text:changed-region text:id="ct513638672">
          <text:deletion>
            <office:change-info>
              <dc:creator>Bob Jacobsen</dc:creator>
              <dc:date>2010-09-13T07:54:00</dc:date>
            </office:change-info>
            <text:h text:style-name="P1" text:outline-level="4">:  </text:h>
          </text:deletion>
        </text:changed-region>
        <text:changed-region text:id="ct512889504">
          <text:insertion>
            <office:change-info>
              <dc:creator>David Harris</dc:creator>
              <dc:date>2010-09-11T10:09:00</dc:date>
            </office:change-info>
          </text:insertion>
        </text:changed-region>
        <text:changed-region text:id="ct512889600">
          <text:deletion>
            <office:change-info>
              <dc:creator>Bob Jacobsen</dc:creator>
              <dc:date>2010-09-12T12:33:00</dc:date>
            </office:change-info>
            <text:p text:style-name="Standard">This consists simply of a</text:p>
          </text:deletion>
        </text:changed-region>
        <text:changed-region text:id="ct512889696">
          <text:insertion>
            <office:change-info>
              <dc:creator>Bob Jacobsen</dc:creator>
              <dc:date>2010-09-12T12:33:00</dc:date>
            </office:change-info>
          </text:insertion>
        </text:changed-region>
        <text:changed-region text:id="ct513638928">
          <text:insertion>
            <office:change-info>
              <dc:creator>David Harris</dc:creator>
              <dc:date>2010-09-11T10:09:00</dc:date>
            </office:change-info>
          </text:insertion>
        </text:changed-region>
        <text:changed-region text:id="ct513586832">
          <text:insertion>
            <office:change-info>
              <dc:creator>Bob Jacobsen</dc:creator>
              <dc:date>2010-09-12T12:32:00</dc:date>
            </office:change-info>
          </text:insertion>
        </text:changed-region>
        <text:changed-region text:id="ct513586928">
          <text:insertion>
            <office:change-info>
              <dc:creator>David Harris</dc:creator>
              <dc:date>2010-09-11T10:09:00</dc:date>
            </office:change-info>
          </text:insertion>
        </text:changed-region>
        <text:changed-region text:id="ct513676160">
          <text:insertion>
            <office:change-info>
              <dc:creator>Bob Jacobsen</dc:creator>
              <dc:date>2010-09-12T12:32:00</dc:date>
            </office:change-info>
          </text:insertion>
        </text:changed-region>
        <text:changed-region text:id="ct462707200">
          <text:insertion>
            <office:change-info>
              <dc:creator>Bob Jacobsen</dc:creator>
              <dc:date>2010-09-12T12:33:00</dc:date>
            </office:change-info>
          </text:insertion>
        </text:changed-region>
        <text:changed-region text:id="ct513587024">
          <text:insertion>
            <office:change-info>
              <dc:creator>David Harris</dc:creator>
              <dc:date>2010-09-11T10:09:00</dc:date>
            </office:change-info>
          </text:insertion>
        </text:changed-region>
        <text:changed-region text:id="ct462707360">
          <text:insertion>
            <office:change-info>
              <dc:creator>Bob Jacobsen</dc:creator>
              <dc:date>2010-09-12T12:32:00</dc:date>
            </office:change-info>
          </text:insertion>
        </text:changed-region>
        <text:changed-region text:id="ct462707488">
          <text:insertion>
            <office:change-info>
              <dc:creator>David Harris</dc:creator>
              <dc:date>2010-09-11T10:09:00</dc:date>
            </office:change-info>
          </text:insertion>
        </text:changed-region>
        <text:changed-region text:id="ct513725952">
          <text:deletion>
            <office:change-info>
              <dc:creator>Bob Jacobsen</dc:creator>
              <dc:date>2010-09-12T12:32:00</dc:date>
            </office:change-info>
            <text:p text:style-name="Standard">  </text:p>
          </text:deletion>
        </text:changed-region>
        <text:changed-region text:id="ct513587120">
          <text:deletion>
            <office:change-info>
              <dc:creator>Bob Jacobsen</dc:creator>
              <dc:date>2010-09-12T12:34:00</dc:date>
            </office:change-info>
            <text:p text:style-name="Standard">, and is the commonest termination scheme</text:p>
          </text:deletion>
        </text:changed-region>
        <text:changed-region text:id="ct513726112">
          <text:insertion>
            <office:change-info>
              <dc:creator>David Harris</dc:creator>
              <dc:date>2010-09-11T10:09:00</dc:date>
            </office:change-info>
          </text:insertion>
        </text:changed-region>
        <text:changed-region text:id="ct513587216">
          <text:deletion>
            <office:change-info>
              <dc:creator>Bob Jacobsen</dc:creator>
              <dc:date>2010-09-12T12:34:00</dc:date>
            </office:change-info>
            <text:p text:style-name="Standard">It main advantage is simplicity. </text:p>
          </text:deletion>
        </text:changed-region>
        <text:changed-region text:id="ct513640272">
          <text:insertion>
            <office:change-info>
              <dc:creator>Bob Jacobsen</dc:creator>
              <dc:date>2010-09-12T12:34:00</dc:date>
            </office:change-info>
          </text:insertion>
        </text:changed-region>
        <text:changed-region text:id="ct513675968">
          <text:insertion>
            <office:change-info>
              <dc:creator>David Harris</dc:creator>
              <dc:date>2010-09-11T10:09:00</dc:date>
            </office:change-info>
          </text:insertion>
        </text:changed-region>
        <text:changed-region text:id="ct513587344">
          <text:insertion>
            <office:change-info>
              <dc:creator>Bob Jacobsen</dc:creator>
              <dc:date>2010-09-12T12:36:00</dc:date>
            </office:change-info>
          </text:insertion>
        </text:changed-region>
        <text:changed-region text:id="ct513587440">
          <text:insertion>
            <office:change-info>
              <dc:creator>David Harris</dc:creator>
              <dc:date>2010-09-11T10:09:00</dc:date>
            </office:change-info>
          </text:insertion>
        </text:changed-region>
        <text:changed-region text:id="ct513726752">
          <text:deletion>
            <office:change-info>
              <dc:creator>Bob Jacobsen</dc:creator>
              <dc:date>2010-09-12T12:34:00</dc:date>
            </office:change-info>
            <text:p text:style-name="Standard">This is simple but also <text:s/>helps balance the two lines. <text:s/></text:p>
          </text:deletion>
        </text:changed-region>
        <text:changed-region text:id="ct513726880">
          <text:insertion>
            <office:change-info>
              <dc:creator>Bob Jacobsen</dc:creator>
              <dc:date>2010-09-12T12:34:00</dc:date>
            </office:change-info>
          </text:insertion>
        </text:changed-region>
        <text:changed-region text:id="ct513587536">
          <text:insertion>
            <office:change-info>
              <dc:creator>Bob Jacobsen</dc:creator>
              <dc:date>2010-09-12T12:35:00</dc:date>
            </office:change-info>
          </text:insertion>
        </text:changed-region>
        <text:changed-region text:id="ct513587808">
          <text:insertion>
            <office:change-info>
              <dc:creator>Bob Jacobsen</dc:creator>
              <dc:date>2010-09-12T12:36:00</dc:date>
            </office:change-info>
          </text:insertion>
        </text:changed-region>
        <text:changed-region text:id="ct513727056">
          <text:insertion>
            <office:change-info>
              <dc:creator>David Harris</dc:creator>
              <dc:date>2010-09-11T10:09:00</dc:date>
            </office:change-info>
          </text:insertion>
        </text:changed-region>
        <text:changed-region text:id="ct513727536">
          <text:deletion>
            <office:change-info>
              <dc:creator>David Harris</dc:creator>
              <dc:date>2010-09-12T13:12:00</dc:date>
            </office:change-info>
            <text:p text:style-name="Standard">yy</text:p>
          </text:deletion>
        </text:changed-region>
        <text:changed-region text:id="ct513727408">
          <text:deletion>
            <office:change-info>
              <dc:creator>Bob Jacobsen</dc:creator>
              <dc:date>2010-09-12T12:37:00</dc:date>
            </office:change-info>
            <text:p text:style-name="Standard">xx</text:p>
          </text:deletion>
        </text:changed-region>
        <text:changed-region text:id="ct513727312">
          <text:deletion>
            <office:change-info>
              <dc:creator>Bob Jacobsen</dc:creator>
              <dc:date>2010-09-12T21:32:00</dc:date>
            </office:change-info>
            <text:p text:style-name="Standard">ref </text:p>
          </text:deletion>
        </text:changed-region>
        <text:changed-region text:id="ct513588160">
          <text:insertion>
            <office:change-info>
              <dc:creator>David Harris</dc:creator>
              <dc:date>2010-09-12T13:12:00</dc:date>
            </office:change-info>
          </text:insertion>
        </text:changed-region>
        <text:changed-region text:id="ct513726480">
          <text:insertion>
            <office:change-info>
              <dc:creator>David Harris</dc:creator>
              <dc:date>2010-09-11T10:09:00</dc:date>
            </office:change-info>
          </text:insertion>
        </text:changed-region>
        <text:changed-region text:id="ct513588352">
          <text:deletion>
            <office:change-info>
              <dc:creator>Bob Jacobsen</dc:creator>
              <dc:date>2010-09-12T12:37:00</dc:date>
            </office:change-info>
            <text:p text:style-name="Standard">by other means, </text:p>
          </text:deletion>
        </text:changed-region>
        <text:changed-region text:id="ct513671840">
          <text:insertion>
            <office:change-info>
              <dc:creator>David Harris</dc:creator>
              <dc:date>2010-09-11T10:09:00</dc:date>
            </office:change-info>
          </text:insertion>
        </text:changed-region>
        <text:changed-region text:id="ct513588448">
          <text:insertion>
            <office:change-info>
              <dc:creator>Bob Jacobsen</dc:creator>
              <dc:date>2010-09-12T12:37:00</dc:date>
            </office:change-info>
          </text:insertion>
        </text:changed-region>
        <text:changed-region text:id="ct513588576">
          <text:insertion>
            <office:change-info>
              <dc:creator>Bob Jacobsen</dc:creator>
              <dc:date>2010-09-12T21:34:00</dc:date>
            </office:change-info>
          </text:insertion>
        </text:changed-region>
        <text:changed-region text:id="ct513588672">
          <text:insertion>
            <office:change-info>
              <dc:creator>David Harris</dc:creator>
              <dc:date>2010-09-11T10:09:00</dc:date>
            </office:change-info>
          </text:insertion>
        </text:changed-region>
        <text:changed-region text:id="ct462537696">
          <text:deletion>
            <office:change-info>
              <dc:creator>Bob Jacobsen</dc:creator>
              <dc:date>2010-09-12T21:31:00</dc:date>
            </office:change-info>
            <text:p text:style-name="Standard"><text:s text:c="2"/></text:p>
          </text:deletion>
        </text:changed-region>
        <text:changed-region text:id="ct513672064">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462537824">
          <text:insertion>
            <office:change-info>
              <dc:creator>David Harris</dc:creator>
              <dc:date>2010-09-12T13:09:00</dc:date>
            </office:change-info>
          </text:insertion>
        </text:changed-region>
        <text:changed-region text:id="ct513588768">
          <text:insertion>
            <office:change-info>
              <dc:creator>David Harris</dc:creator>
              <dc:date>2010-09-12T13:10:00</dc:date>
            </office:change-info>
          </text:insertion>
        </text:changed-region>
        <text:changed-region text:id="ct462538016">
          <text:insertion>
            <office:change-info>
              <dc:creator>David Harris</dc:creator>
              <dc:date>2010-09-12T13:11:00</dc:date>
            </office:change-info>
          </text:insertion>
        </text:changed-region>
        <text:changed-region text:id="ct513589216">
          <text:insertion>
            <office:change-info>
              <dc:creator>David Harris</dc:creator>
              <dc:date>2010-09-11T10:09:00</dc:date>
            </office:change-info>
          </text:insertion>
        </text:changed-region>
        <text:changed-region text:id="ct462538160">
          <text:insertion>
            <office:change-info>
              <dc:creator>Bob Jacobsen</dc:creator>
              <dc:date>2010-09-12T12:59:00</dc:date>
            </office:change-info>
          </text:insertion>
        </text:changed-region>
        <text:changed-region text:id="ct462538256">
          <text:insertion>
            <office:change-info>
              <dc:creator>David Harris</dc:creator>
              <dc:date>2010-09-11T10:09:00</dc:date>
            </office:change-info>
          </text:insertion>
        </text:changed-region>
        <text:changed-region text:id="ct462538352">
          <text:deletion>
            <office:change-info>
              <dc:creator>Bob Jacobsen</dc:creator>
              <dc:date>2010-09-12T12:59:00</dc:date>
            </office:change-info>
            <text:p text:style-name="Standard">active</text:p>
          </text:deletion>
        </text:changed-region>
        <text:changed-region text:id="ct462538448">
          <text:insertion>
            <office:change-info>
              <dc:creator>Bob Jacobsen</dc:creator>
              <dc:date>2010-09-12T12:59:00</dc:date>
            </office:change-info>
          </text:insertion>
        </text:changed-region>
        <text:changed-region text:id="ct513589312">
          <text:insertion>
            <office:change-info>
              <dc:creator>David Harris</dc:creator>
              <dc:date>2010-09-11T10:09:00</dc:date>
            </office:change-info>
          </text:insertion>
        </text:changed-region>
        <text:changed-region text:id="ct513589408">
          <text:deletion>
            <office:change-info>
              <dc:creator>Bob Jacobsen</dc:creator>
              <dc:date>2010-09-12T12:59:00</dc:date>
            </office:change-info>
            <text:p text:style-name="Standard">Although theoretically possible, this has not been used on CAN. <text:s/>Note: active termination requires power. </text:p>
          </text:deletion>
        </text:changed-region>
        <text:changed-region text:id="ct513672192">
          <text:insertion>
            <office:change-info>
              <dc:creator>Bob Jacobsen</dc:creator>
              <dc:date>2010-09-12T12:59:00</dc:date>
            </office:change-info>
          </text:insertion>
        </text:changed-region>
        <text:changed-region text:id="ct513589504">
          <text:deletion>
            <office:change-info>
              <dc:creator>Bob Jacobsen</dc:creator>
              <dc:date>2010-09-12T12:59:00</dc:date>
            </office:change-info>
            <text:p text:style-name="Standard"> </text:p>
          </text:deletion>
        </text:changed-region>
        <text:changed-region text:id="ct513647712">
          <text:insertion>
            <office:change-info>
              <dc:creator>Bob Jacobsen</dc:creator>
              <dc:date>2010-09-12T12:59:00</dc:date>
            </office:change-info>
          </text:insertion>
        </text:changed-region>
        <text:changed-region text:id="ct513589664">
          <text:insertion>
            <office:change-info>
              <dc:creator>David Harris</dc:creator>
              <dc:date>2010-09-11T10:09:00</dc:date>
            </office:change-info>
          </text:insertion>
        </text:changed-region>
        <text:changed-region text:id="ct462556240">
          <text:deletion>
            <office:change-info>
              <dc:creator>Bob Jacobsen</dc:creator>
              <dc:date>2010-09-12T12:57:00</dc:date>
            </office:change-info>
            <text:p text:style-name="Standard">This is not appropriate for MRR, since i</text:p>
          </text:deletion>
        </text:changed-region>
        <text:changed-region text:id="ct462556336">
          <text:insertion>
            <office:change-info>
              <dc:creator>Bob Jacobsen</dc:creator>
              <dc:date>2010-09-12T12:57:00</dc:date>
            </office:change-info>
          </text:insertion>
        </text:changed-region>
        <text:changed-region text:id="ct513589760">
          <text:deletion>
            <office:change-info>
              <dc:creator>Bob Jacobsen</dc:creator>
              <dc:date>2010-09-12T12:57:00</dc:date>
            </office:change-info>
            <text:p text:style-name="Standard">t requires a fixed number of nodes.<text:span text:style-name="T3"> </text:span></text:p>
          </text:deletion>
        </text:changed-region>
        <text:changed-region text:id="ct462556464">
          <text:insertion>
            <office:change-info>
              <dc:creator>Bob Jacobsen</dc:creator>
              <dc:date>2010-09-12T12:57:00</dc:date>
            </office:change-info>
          </text:insertion>
        </text:changed-region>
        <text:changed-region text:id="ct513589856">
          <text:insertion>
            <office:change-info>
              <dc:creator>Bob Jacobsen</dc:creator>
              <dc:date>2010-09-12T12:58:00</dc:date>
            </office:change-info>
          </text:insertion>
        </text:changed-region>
        <text:changed-region text:id="ct462557248">
          <text:deletion>
            <office:change-info>
              <dc:creator>Bob Jacobsen</dc:creator>
              <dc:date>2010-09-12T12:58:00</dc:date>
            </office:change-info>
            <text:p text:style-name="Standard"><text:span text:style-name="T3"><text:s/></text:span></text:p>
          </text:deletion>
        </text:changed-region>
        <text:changed-region text:id="ct462557344">
          <text:insertion>
            <office:change-info>
              <dc:creator>Bob Jacobsen</dc:creator>
              <dc:date>2010-09-12T12:58:00</dc:date>
            </office:change-info>
          </text:insertion>
        </text:changed-region>
        <text:changed-region text:id="ct462556832">
          <text:insertion>
            <office:change-info>
              <dc:creator>David Harris</dc:creator>
              <dc:date>2010-09-11T10:09:00</dc:date>
            </office:change-info>
          </text:insertion>
        </text:changed-region>
        <text:changed-region text:id="ct462556928">
          <text:insertion>
            <office:change-info>
              <dc:creator>Bob Jacobsen</dc:creator>
              <dc:date>2010-09-13T07:58:00</dc:date>
            </office:change-info>
          </text:insertion>
        </text:changed-region>
        <text:changed-region text:id="ct462557024">
          <text:insertion>
            <office:change-info>
              <dc:creator>David Harris</dc:creator>
              <dc:date>2010-09-11T10:09:00</dc:date>
            </office:change-info>
          </text:insertion>
        </text:changed-region>
        <text:changed-region text:id="ct462557120">
          <text:deletion>
            <office:change-info>
              <dc:creator>Bob Jacobsen</dc:creator>
              <dc:date>2010-09-12T21:36:00</dc:date>
            </office:change-info>
            <text:h text:style-name="Heading_20_3" text:outline-level="3"><text:span text:style-name="T4">:   </text:span></text:h>
          </text:deletion>
        </text:changed-region>
        <text:changed-region text:id="ct513590064">
          <text:insertion>
            <office:change-info>
              <dc:creator>David Harris</dc:creator>
              <dc:date>2010-09-11T10:09:00</dc:date>
            </office:change-info>
          </text:insertion>
        </text:changed-region>
        <text:changed-region text:id="ct513590160">
          <text:deletion>
            <office:change-info>
              <dc:creator>Bob Jacobsen</dc:creator>
              <dc:date>2010-09-12T12:55:00</dc:date>
            </office:change-info>
            <text:p text:style-name="Standard">Any t</text:p>
          </text:deletion>
        </text:changed-region>
        <text:changed-region text:id="ct513685824">
          <text:insertion>
            <office:change-info>
              <dc:creator>Bob Jacobsen</dc:creator>
              <dc:date>2010-09-12T12:55:00</dc:date>
            </office:change-info>
          </text:insertion>
        </text:changed-region>
        <text:changed-region text:id="ct462556688">
          <text:insertion>
            <office:change-info>
              <dc:creator>David Harris</dc:creator>
              <dc:date>2010-09-11T10:09:00</dc:date>
            </office:change-info>
          </text:insertion>
        </text:changed-region>
        <text:changed-region text:id="ct513590256">
          <text:insertion>
            <office:change-info>
              <dc:creator>Bob Jacobsen</dc:creator>
              <dc:date>2010-09-12T21:34:00</dc:date>
            </office:change-info>
          </text:insertion>
        </text:changed-region>
        <text:changed-region text:id="ct512791760">
          <text:insertion>
            <office:change-info>
              <dc:creator>David Harris</dc:creator>
              <dc:date>2010-09-11T10:09:00</dc:date>
            </office:change-info>
          </text:insertion>
        </text:changed-region>
        <text:changed-region text:id="ct513590352">
          <text:deletion>
            <office:change-info>
              <dc:creator>Bob Jacobsen</dc:creator>
              <dc:date>2010-09-12T12:55:00</dc:date>
            </office:change-info>
            <text:p text:style-name="Standard">. <text:s/>Obviously, this is based</text:p>
          </text:deletion>
        </text:changed-region>
        <text:changed-region text:id="ct512985728">
          <text:deletion>
            <office:change-info>
              <dc:creator>Bob Jacobsen</dc:creator>
              <dc:date>2010-09-12T21:35:00</dc:date>
            </office:change-info>
            <text:p text:style-name="Standard">connector</text:p>
          </text:deletion>
        </text:changed-region>
        <text:changed-region text:id="ct512985568">
          <text:deletion>
            <office:change-info>
              <dc:creator>Bob Jacobsen</dc:creator>
              <dc:date>2010-09-12T21:34:00</dc:date>
            </office:change-info>
            <text:p text:style-name="Standard"> </text:p>
          </text:deletion>
        </text:changed-region>
        <text:changed-region text:id="ct512791856">
          <text:deletion>
            <office:change-info>
              <dc:creator>Bob Jacobsen</dc:creator>
              <dc:date>2010-09-12T21:35:00</dc:date>
            </office:change-info>
            <text:p text:style-name="Standard">as a terminator-</text:p>
          </text:deletion>
        </text:changed-region>
        <text:changed-region text:id="ct513590448">
          <text:insertion>
            <office:change-info>
              <dc:creator>Bob Jacobsen</dc:creator>
              <dc:date>2010-09-12T21:35:00</dc:date>
            </office:change-info>
          </text:insertion>
        </text:changed-region>
        <text:changed-region text:id="ct512985952">
          <text:insertion>
            <office:change-info>
              <dc:creator>Bob Jacobsen</dc:creator>
              <dc:date>2010-09-12T12:55:00</dc:date>
            </office:change-info>
          </text:insertion>
        </text:changed-region>
        <text:changed-region text:id="ct462559440">
          <text:insertion>
            <office:change-info>
              <dc:creator>David Harris</dc:creator>
              <dc:date>2010-09-11T10:09:00</dc:date>
            </office:change-info>
          </text:insertion>
        </text:changed-region>
        <text:changed-region text:id="ct462559536">
          <text:deletion>
            <office:change-info>
              <dc:creator>Bob Jacobsen</dc:creator>
              <dc:date>2010-09-12T21:35:00</dc:date>
            </office:change-info>
            <text:p text:style-name="Standard">terminator-plugs</text:p>
          </text:deletion>
        </text:changed-region>
        <text:changed-region text:id="ct462559632">
          <text:insertion>
            <office:change-info>
              <dc:creator>Bob Jacobsen</dc:creator>
              <dc:date>2010-09-12T21:35:00</dc:date>
            </office:change-info>
          </text:insertion>
        </text:changed-region>
        <text:changed-region text:id="ct513590544">
          <text:insertion>
            <office:change-info>
              <dc:creator>David Harris</dc:creator>
              <dc:date>2010-09-11T10:09:00</dc:date>
            </office:change-info>
          </text:insertion>
        </text:changed-region>
        <text:changed-region text:id="ct462560288">
          <text:deletion>
            <office:change-info>
              <dc:creator>Bob Jacobsen</dc:creator>
              <dc:date>2010-09-12T12:56:00</dc:date>
            </office:change-info>
            <text:p text:style-name="Standard">that</text:p>
          </text:deletion>
        </text:changed-region>
        <text:changed-region text:id="ct513590640">
          <text:insertion>
            <office:change-info>
              <dc:creator>Bob Jacobsen</dc:creator>
              <dc:date>2010-09-12T12:56:00</dc:date>
            </office:change-info>
          </text:insertion>
        </text:changed-region>
        <text:changed-region text:id="ct462559856">
          <text:insertion>
            <office:change-info>
              <dc:creator>David Harris</dc:creator>
              <dc:date>2010-09-11T10:09:00</dc:date>
            </office:change-info>
          </text:insertion>
        </text:changed-region>
        <text:changed-region text:id="ct462559952">
          <text:deletion>
            <office:change-info>
              <dc:creator>Bob Jacobsen</dc:creator>
              <dc:date>2010-09-12T12:56:00</dc:date>
            </office:change-info>
            <text:p text:style-name="Standard"> </text:p>
          </text:deletion>
        </text:changed-region>
        <text:changed-region text:id="ct462560048">
          <text:insertion>
            <office:change-info>
              <dc:creator>David Harris</dc:creator>
              <dc:date>2010-09-11T10:09:00</dc:date>
            </office:change-info>
          </text:insertion>
        </text:changed-region>
        <text:changed-region text:id="ct462557920">
          <text:deletion>
            <office:change-info>
              <dc:creator>Bob Jacobsen</dc:creator>
              <dc:date>2010-09-12T12:56:00</dc:date>
            </office:change-info>
            <text:p text:style-name="Standard">, also provides some  indication of bus health</text:p>
          </text:deletion>
        </text:changed-region>
        <text:changed-region text:id="ct513590736">
          <text:insertion>
            <office:change-info>
              <dc:creator>David Harris</dc:creator>
              <dc:date>2010-09-11T10:09:00</dc:date>
            </office:change-info>
          </text:insertion>
        </text:changed-region>
        <text:changed-region text:id="ct462558144">
          <text:insertion>
            <office:change-info>
              <dc:creator>David Harris</dc:creator>
              <dc:date>2010-09-11T10:38:00</dc:date>
            </office:change-info>
          </text:insertion>
        </text:changed-region>
        <text:changed-region text:id="ct513590832">
          <text:deletion>
            <office:change-info>
              <dc:creator>Bob Jacobsen</dc:creator>
              <dc:date>2010-09-12T21:36:00</dc:date>
            </office:change-info>
            <text:p text:style-name="Standard">, generally, </text:p>
          </text:deletion>
        </text:changed-region>
        <text:changed-region text:id="ct462558304">
          <text:insertion>
            <office:change-info>
              <dc:creator>Bob Jacobsen</dc:creator>
              <dc:date>2010-09-12T21:36:00</dc:date>
            </office:change-info>
          </text:insertion>
        </text:changed-region>
        <text:changed-region text:id="ct513591040">
          <text:insertion>
            <office:change-info>
              <dc:creator>David Harris</dc:creator>
              <dc:date>2010-09-11T10:38:00</dc:date>
            </office:change-info>
          </text:insertion>
        </text:changed-region>
        <text:changed-region text:id="ct513591136">
          <text:deletion>
            <office:change-info>
              <dc:creator>Bob Jacobsen</dc:creator>
              <dc:date>2010-09-12T12:56:00</dc:date>
            </office:change-info>
            <text:p text:style-name="Standard">, t</text:p>
          </text:deletion>
        </text:changed-region>
        <text:changed-region text:id="ct462474256">
          <text:insertion>
            <office:change-info>
              <dc:creator>Bob Jacobsen</dc:creator>
              <dc:date>2010-09-12T12:56:00</dc:date>
            </office:change-info>
          </text:insertion>
        </text:changed-region>
        <text:changed-region text:id="ct462474384">
          <text:insertion>
            <office:change-info>
              <dc:creator>David Harris</dc:creator>
              <dc:date>2010-09-12T19:59:00</dc:date>
            </office:change-info>
          </text:insertion>
        </text:changed-region>
        <text:changed-region text:id="ct513591232">
          <text:insertion>
            <office:change-info>
              <dc:creator>Bob Jacobsen</dc:creator>
              <dc:date>2010-09-12T12:56:00</dc:date>
            </office:change-info>
          </text:insertion>
        </text:changed-region>
        <text:changed-region text:id="ct462474704">
          <text:insertion>
            <office:change-info>
              <dc:creator>David Harris</dc:creator>
              <dc:date>2010-09-11T10:38:00</dc:date>
            </office:change-info>
          </text:insertion>
        </text:changed-region>
        <text:changed-region text:id="ct462474832">
          <text:insertion>
            <office:change-info>
              <dc:creator>David Harris</dc:creator>
              <dc:date>2010-09-11T10:40:00</dc:date>
            </office:change-info>
          </text:insertion>
        </text:changed-region>
        <text:changed-region text:id="ct513591328">
          <text:insertion>
            <office:change-info>
              <dc:creator>David Harris</dc:creator>
              <dc:date>2010-09-11T10:41:00</dc:date>
            </office:change-info>
          </text:insertion>
        </text:changed-region>
        <text:changed-region text:id="ct462474960">
          <text:insertion>
            <office:change-info>
              <dc:creator>Bob Jacobsen</dc:creator>
              <dc:date>2010-09-12T12:56:00</dc:date>
            </office:change-info>
          </text:insertion>
        </text:changed-region>
        <text:changed-region text:id="ct513591424">
          <text:insertion>
            <office:change-info>
              <dc:creator>David Harris</dc:creator>
              <dc:date>2010-09-11T22:42:00</dc:date>
            </office:change-info>
          </text:insertion>
        </text:changed-region>
        <text:changed-region text:id="ct462475136">
          <text:insertion>
            <office:change-info>
              <dc:creator>Bob Jacobsen</dc:creator>
              <dc:date>2010-09-13T07:58:00</dc:date>
            </office:change-info>
          </text:insertion>
        </text:changed-region>
        <text:changed-region text:id="ct513591520">
          <text:insertion>
            <office:change-info>
              <dc:creator>Bob Jacobsen</dc:creator>
              <dc:date>2010-09-13T07:59:00</dc:date>
            </office:change-info>
          </text:insertion>
        </text:changed-region>
        <text:changed-region text:id="ct513591712">
          <text:insertion>
            <office:change-info>
              <dc:creator>Bob Jacobsen</dc:creator>
              <dc:date>2010-09-13T08:00:00</dc:date>
            </office:change-info>
          </text:insertion>
        </text:changed-region>
        <text:changed-region text:id="ct513592464">
          <text:insertion>
            <office:change-info>
              <dc:creator>Bob Jacobsen</dc:creator>
              <dc:date>2010-09-11T18:23:00</dc:date>
            </office:change-info>
          </text:insertion>
        </text:changed-region>
        <text:changed-region text:id="ct513592560">
          <text:deletion>
            <office:change-info>
              <dc:creator>Bob Jacobsen</dc:creator>
              <dc:date>2010-09-11T20:27:00</dc:date>
            </office:change-info>
            <text:p text:style-name="Standard">.</text:p>
          </text:deletion>
        </text:changed-region>
        <text:changed-region text:id="ct513593632">
          <text:insertion>
            <office:change-info>
              <dc:creator>Bob Jacobsen</dc:creator>
              <dc:date>2010-09-11T18:23:00</dc:date>
            </office:change-info>
          </text:insertion>
        </text:changed-region>
        <text:changed-region text:id="ct462475824">
          <text:deletion>
            <office:change-info>
              <dc:creator>Bob Jacobsen</dc:creator>
              <dc:date>2010-09-11T20:37:00</dc:date>
            </office:change-info>
            <text:p text:style-name="Standard">type of transmission media</text:p>
          </text:deletion>
        </text:changed-region>
        <text:changed-region text:id="ct462475920">
          <text:insertion>
            <office:change-info>
              <dc:creator>Bob Jacobsen</dc:creator>
              <dc:date>2010-09-11T20:37:00</dc:date>
            </office:change-info>
          </text:insertion>
        </text:changed-region>
        <text:changed-region text:id="ct462425344">
          <text:insertion>
            <office:change-info>
              <dc:creator>Bob Jacobsen</dc:creator>
              <dc:date>2010-09-11T18:23:00</dc:date>
            </office:change-info>
          </text:insertion>
        </text:changed-region>
        <text:changed-region text:id="ct462425568">
          <text:insertion>
            <office:change-info>
              <dc:creator>Bob Jacobsen</dc:creator>
              <dc:date>2010-09-11T18:24:00</dc:date>
            </office:change-info>
          </text:insertion>
        </text:changed-region>
        <text:changed-region text:id="ct513613776">
          <text:insertion>
            <office:change-info>
              <dc:creator>Bob Jacobsen</dc:creator>
              <dc:date>2010-09-11T18:25:00</dc:date>
            </office:change-info>
          </text:insertion>
        </text:changed-region>
        <text:changed-region text:id="ct513613872">
          <text:insertion>
            <office:change-info>
              <dc:creator>Bob Jacobsen</dc:creator>
              <dc:date>2010-09-11T18:26:00</dc:date>
            </office:change-info>
          </text:insertion>
        </text:changed-region>
        <text:changed-region text:id="ct462476336">
          <text:insertion>
            <office:change-info>
              <dc:creator>Bob Jacobsen</dc:creator>
              <dc:date>2010-09-11T18:33:00</dc:date>
            </office:change-info>
          </text:insertion>
        </text:changed-region>
        <text:changed-region text:id="ct513613968">
          <text:insertion>
            <office:change-info>
              <dc:creator>Bob Jacobsen</dc:creator>
              <dc:date>2010-09-11T18:27:00</dc:date>
            </office:change-info>
          </text:insertion>
        </text:changed-region>
        <text:changed-region text:id="ct462476608">
          <text:insertion>
            <office:change-info>
              <dc:creator>Bob Jacobsen</dc:creator>
              <dc:date>2010-09-11T18:28:00</dc:date>
            </office:change-info>
          </text:insertion>
        </text:changed-region>
        <text:changed-region text:id="ct462476736">
          <text:insertion>
            <office:change-info>
              <dc:creator>Bob Jacobsen</dc:creator>
              <dc:date>2010-09-11T18:29:00</dc:date>
            </office:change-info>
          </text:insertion>
        </text:changed-region>
        <text:changed-region text:id="ct462476832">
          <text:insertion>
            <office:change-info>
              <dc:creator>Bob Jacobsen</dc:creator>
              <dc:date>2010-09-11T18:34:00</dc:date>
            </office:change-info>
          </text:insertion>
        </text:changed-region>
        <text:changed-region text:id="ct462476928">
          <text:insertion>
            <office:change-info>
              <dc:creator>Bob Jacobsen</dc:creator>
              <dc:date>2010-09-11T18:35:00</dc:date>
            </office:change-info>
          </text:insertion>
        </text:changed-region>
        <text:changed-region text:id="ct513614176">
          <text:insertion>
            <office:change-info>
              <dc:creator>Bob Jacobsen</dc:creator>
              <dc:date>2010-09-11T18:34:00</dc:date>
            </office:change-info>
          </text:insertion>
        </text:changed-region>
        <text:changed-region text:id="ct513666848">
          <text:insertion>
            <office:change-info>
              <dc:creator>Bob Jacobsen</dc:creator>
              <dc:date>2010-09-11T18:35:00</dc:date>
            </office:change-info>
          </text:insertion>
        </text:changed-region>
        <text:changed-region text:id="ct513652224">
          <text:insertion>
            <office:change-info>
              <dc:creator>Bob Jacobsen</dc:creator>
              <dc:date>2010-09-11T18:42:00</dc:date>
            </office:change-info>
          </text:insertion>
        </text:changed-region>
        <text:changed-region text:id="ct462477264">
          <text:insertion>
            <office:change-info>
              <dc:creator>Bob Jacobsen</dc:creator>
              <dc:date>2010-09-11T18:45:00</dc:date>
            </office:change-info>
          </text:insertion>
        </text:changed-region>
        <text:changed-region text:id="ct513652400">
          <text:insertion>
            <office:change-info>
              <dc:creator>Bob Jacobsen</dc:creator>
              <dc:date>2010-09-11T18:43:00</dc:date>
            </office:change-info>
          </text:insertion>
        </text:changed-region>
        <text:changed-region text:id="ct513652496">
          <text:insertion>
            <office:change-info>
              <dc:creator>Bob Jacobsen</dc:creator>
              <dc:date>2010-09-11T18:45:00</dc:date>
            </office:change-info>
          </text:insertion>
        </text:changed-region>
        <text:changed-region text:id="ct513652592">
          <text:insertion>
            <office:change-info>
              <dc:creator>Bob Jacobsen</dc:creator>
              <dc:date>2010-09-13T07:49:00</dc:date>
            </office:change-info>
          </text:insertion>
        </text:changed-region>
        <text:changed-region text:id="ct513664656">
          <text:insertion>
            <office:change-info>
              <dc:creator>Bob Jacobsen</dc:creator>
              <dc:date>2010-09-11T18:49:00</dc:date>
            </office:change-info>
          </text:insertion>
        </text:changed-region>
        <text:changed-region text:id="ct462477776">
          <text:insertion>
            <office:change-info>
              <dc:creator>Bob Jacobsen</dc:creator>
              <dc:date>2010-09-11T19:09:00</dc:date>
            </office:change-info>
          </text:insertion>
        </text:changed-region>
        <text:changed-region text:id="ct513664816">
          <text:insertion>
            <office:change-info>
              <dc:creator>Bob Jacobsen</dc:creator>
              <dc:date>2010-09-11T19:10:00</dc:date>
            </office:change-info>
          </text:insertion>
        </text:changed-region>
        <text:changed-region text:id="ct513645376">
          <text:insertion>
            <office:change-info>
              <dc:creator>Bob Jacobsen</dc:creator>
              <dc:date>2010-09-11T18:49:00</dc:date>
            </office:change-info>
          </text:insertion>
        </text:changed-region>
        <text:changed-region text:id="ct462478064">
          <text:insertion>
            <office:change-info>
              <dc:creator>Bob Jacobsen</dc:creator>
              <dc:date>2010-09-11T18:50:00</dc:date>
            </office:change-info>
          </text:insertion>
        </text:changed-region>
        <text:changed-region text:id="ct513659168">
          <text:insertion>
            <office:change-info>
              <dc:creator>Bob Jacobsen</dc:creator>
              <dc:date>2010-09-11T18:49:00</dc:date>
            </office:change-info>
          </text:insertion>
        </text:changed-region>
        <text:changed-region text:id="ct513645616">
          <text:insertion>
            <office:change-info>
              <dc:creator>Bob Jacobsen</dc:creator>
              <dc:date>2010-09-11T19:00:00</dc:date>
            </office:change-info>
          </text:insertion>
        </text:changed-region>
        <text:changed-region text:id="ct513645760">
          <text:insertion>
            <office:change-info>
              <dc:creator>Bob Jacobsen</dc:creator>
              <dc:date>2010-09-11T18:50:00</dc:date>
            </office:change-info>
          </text:insertion>
        </text:changed-region>
        <text:changed-region text:id="ct513645856">
          <text:insertion>
            <office:change-info>
              <dc:creator>Bob Jacobsen</dc:creator>
              <dc:date>2010-09-11T18:51:00</dc:date>
            </office:change-info>
          </text:insertion>
        </text:changed-region>
        <text:changed-region text:id="ct513659312">
          <text:insertion>
            <office:change-info>
              <dc:creator>Bob Jacobsen</dc:creator>
              <dc:date>2010-09-11T18:50:00</dc:date>
            </office:change-info>
          </text:insertion>
        </text:changed-region>
        <text:changed-region text:id="ct513659488">
          <text:insertion>
            <office:change-info>
              <dc:creator>Bob Jacobsen</dc:creator>
              <dc:date>2010-09-11T18:52:00</dc:date>
            </office:change-info>
          </text:insertion>
        </text:changed-region>
        <text:changed-region text:id="ct513659712">
          <text:insertion>
            <office:change-info>
              <dc:creator>Bob Jacobsen</dc:creator>
              <dc:date>2010-09-11T18:50:00</dc:date>
            </office:change-info>
          </text:insertion>
        </text:changed-region>
        <text:changed-region text:id="ct513659808">
          <text:insertion>
            <office:change-info>
              <dc:creator>Bob Jacobsen</dc:creator>
              <dc:date>2010-09-11T18:53:00</dc:date>
            </office:change-info>
          </text:insertion>
        </text:changed-region>
        <text:changed-region text:id="ct513659936">
          <text:insertion>
            <office:change-info>
              <dc:creator>Bob Jacobsen</dc:creator>
              <dc:date>2010-09-11T18:54:00</dc:date>
            </office:change-info>
          </text:insertion>
        </text:changed-region>
        <text:changed-region text:id="ct513633648">
          <text:insertion>
            <office:change-info>
              <dc:creator>Bob Jacobsen</dc:creator>
              <dc:date>2010-09-11T18:50:00</dc:date>
            </office:change-info>
          </text:insertion>
        </text:changed-region>
        <text:changed-region text:id="ct513660096">
          <text:insertion>
            <office:change-info>
              <dc:creator>Bob Jacobsen</dc:creator>
              <dc:date>2010-09-11T18:53:00</dc:date>
            </office:change-info>
          </text:insertion>
        </text:changed-region>
        <text:changed-region text:id="ct513660224">
          <text:insertion>
            <office:change-info>
              <dc:creator>Bob Jacobsen</dc:creator>
              <dc:date>2010-09-11T18:50:00</dc:date>
            </office:change-info>
          </text:insertion>
        </text:changed-region>
        <text:changed-region text:id="ct513634000">
          <text:insertion>
            <office:change-info>
              <dc:creator>Bob Jacobsen</dc:creator>
              <dc:date>2010-09-11T19:01:00</dc:date>
            </office:change-info>
          </text:insertion>
        </text:changed-region>
        <text:changed-region text:id="ct513634464">
          <text:insertion>
            <office:change-info>
              <dc:creator>Bob Jacobsen</dc:creator>
              <dc:date>2010-09-11T18:35:00</dc:date>
            </office:change-info>
          </text:insertion>
        </text:changed-region>
        <text:changed-region text:id="ct513655424">
          <text:insertion>
            <office:change-info>
              <dc:creator>Bob Jacobsen</dc:creator>
              <dc:date>2010-09-11T19:15:00</dc:date>
            </office:change-info>
          </text:insertion>
        </text:changed-region>
        <text:changed-region text:id="ct513588896">
          <text:insertion>
            <office:change-info>
              <dc:creator>Bob Jacobsen</dc:creator>
              <dc:date>2010-09-11T18:35:00</dc:date>
            </office:change-info>
          </text:insertion>
        </text:changed-region>
        <text:changed-region text:id="ct513655520">
          <text:insertion>
            <office:change-info>
              <dc:creator>Bob Jacobsen</dc:creator>
              <dc:date>2010-09-11T19:14:00</dc:date>
            </office:change-info>
          </text:insertion>
        </text:changed-region>
        <text:changed-region text:id="ct513583584">
          <text:insertion>
            <office:change-info>
              <dc:creator>Bob Jacobsen</dc:creator>
              <dc:date>2010-09-11T18:35:00</dc:date>
            </office:change-info>
          </text:insertion>
        </text:changed-region>
        <text:changed-region text:id="ct513583792">
          <text:insertion>
            <office:change-info>
              <dc:creator>Bob Jacobsen</dc:creator>
              <dc:date>2010-09-11T18:45:00</dc:date>
            </office:change-info>
          </text:insertion>
        </text:changed-region>
        <text:changed-region text:id="ct513783920">
          <text:insertion>
            <office:change-info>
              <dc:creator>Bob Jacobsen</dc:creator>
              <dc:date>2010-09-11T18:35:00</dc:date>
            </office:change-info>
          </text:insertion>
        </text:changed-region>
        <text:changed-region text:id="ct513784016">
          <text:deletion>
            <office:change-info>
              <dc:creator>Bob Jacobsen</dc:creator>
              <dc:date>2010-09-11T19:26:00</dc:date>
            </office:change-info>
            <text:p text:style-name="Standard">http://www.st.com/stonline/books/ascii/docs/5637.htm</text:p>
          </text:deletion>
        </text:changed-region>
        <text:changed-region text:id="ct513655984">
          <text:insertion>
            <office:change-info>
              <dc:creator>Bob Jacobsen</dc:creator>
              <dc:date>2010-09-11T18:35:00</dc:date>
            </office:change-info>
          </text:insertion>
        </text:changed-region>
        <text:changed-region text:id="ct513656448">
          <text:insertion>
            <office:change-info>
              <dc:creator>Bob Jacobsen</dc:creator>
              <dc:date>2010-09-11T18:54:00</dc:date>
            </office:change-info>
          </text:insertion>
        </text:changed-region>
        <text:changed-region text:id="ct513584304">
          <text:insertion>
            <office:change-info>
              <dc:creator>Bob Jacobsen</dc:creator>
              <dc:date>2010-09-11T18:55:00</dc:date>
            </office:change-info>
          </text:insertion>
        </text:changed-region>
        <text:changed-region text:id="ct513780832">
          <text:insertion>
            <office:change-info>
              <dc:creator>Bob Jacobsen</dc:creator>
              <dc:date>2010-09-11T18:57:00</dc:date>
            </office:change-info>
          </text:insertion>
        </text:changed-region>
        <text:changed-region text:id="ct462470032">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change-start text:change-id="ct513034864"/>Introduction<text:change-end text:change-id="ct513034864"/></text:h>
      <text:p text:style-name="Standard">This Technical Note contains informative discussion and background for the corresponding S<text:change text:change-id="ct512864592"/><text:change-start text:change-id="ct512864688"/><text:span text:style-name="T1"> </text:span><text:change-end text:change-id="ct512864688"/>9.x.1 Standard. This Technical Note is not normative in any way.<text:change-start text:change-id="ct512864784"/></text:p>
      <text:h text:style-name="Heading_20_1" text:outline-level="1">Annotations to the Standa<text:change-end text:change-id="ct512864784"/><text:change-start text:change-id="ct513689808"/>rd</text:h>
      <text:p text:style-name="Standard">This section provides background information on corresponding sections of the S 9.x.1 Standard document.<text:change-end text:change-id="ct513689808"/></text:p>
      <text:h text:style-name="Heading_20_2" text:outline-level="2">Intended Use</text:h>
      <text:p text:style-name="Standard">The<text:change-start text:change-id="ct513690128"/> Standard discusses single CAN segments, and is silent on interconnecting multiple segments. <text:s/><text:change-end text:change-id="ct513690128"/><text:change text:change-id="ct513648496"/><text:change-start text:change-id="ct513689904"/>For more discussion of options for<text:change-end text:change-id="ct513689904"/><text:change-start text:change-id="ct513648592"/> interconnection, see the “Repeaters, Bridges and Gateways” section below.<text:change-end text:change-id="ct513648592"/><text:change-start text:change-id="ct513648688"/></text:p>
      <text:p text:style-name="Standard"><text:change-end text:change-id="ct513648688"/><text:change text:change-id="ct462647104"/><text:change-start text:change-id="ct513610656"/><text:span text:style-name="T2">The Standard does not </text:span><text:change-end text:change-id="ct513610656"/>discuss CAN terminators<text:change text:change-id="ct513610752"/> because they're discussed in detail in the CAN <text:change text:change-id="ct462548128"/><text:change-start text:change-id="ct462647360"/>literature<text:change-end text:change-id="ct462647360"/>. <text:change text:change-id="ct462548336"/><text:change-start text:change-id="ct513610848"/>See the “Termination” section below for more discussion.<text:change-end text:change-id="ct513610848"/></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513610944"/><text:change-start text:change-id="ct513611040"/>S<text:change-end text:change-id="ct513611040"/>tandard therefore refers to other to existing standards, where possible, instead of repeating the information here.</text:p>
      <text:h text:style-name="Heading_20_2" text:outline-level="2">Physical Interconnection</text:h>
      <text:p text:style-name="Standard"><text:change text:change-id="ct513611200"/><text:change-start text:change-id="ct513737152"/>The Standard envisions <text:change-end text:change-id="ct513737152"/>two basic kinds of nodes: <text:s text:c="2"/>Board with 2 connectors and box with a pig-tail cable, e.g. a handheld throttle. <text:s/><text:change text:change-id="ct513611296"/><text:change-start text:change-id="ct513738672"/>At the same time, the Standard should not <text:change-end text:change-id="ct513738672"/>rule out e.g. a board with two connectors and three pig-tails for attaching throttles, or anything else, hence the somewhat complex wording in this section.<text:change text:change-id="ct513611488"/><text:change text:change-id="ct513738928"/><text:change text:change-id="ct513737312"/><text:change text:change-id="ct513611392"/></text:p>
      <text:p text:style-name="Standard">The signal names refer back to the signal definitions in the CAN specifications. UTP is unshielded cable, so the CAN_SHIELD conductor is being used as a second conductor for the CAN ground reference, CAN_GND.<text:change-start text:change-id="ct513611584"/></text:p>
      <text:p text:style-name="Standard">The conductor assignments are based on industry practice for RJ45 connectors on CAN networks, c.f. Recommendation CiA 303 (2009) of the CAN in Automation e.V. group. <text:change-end text:change-id="ct513611584"/></text:p>
      <text:p text:style-name="Standard"><text:change-start text:change-id="ct513612112"/>The assignments to particular wire colors are for information only. These are the wire colors that users will encounter in the two popular ways of wiring commercial cables. <text:s/>When building a <text:soft-page-break/>product using commercial cable, using one of these two color assignments will reduce confusion, but most NMRAnet users will never need to refer to the wire colors in their cables.</text:p>
      <text:p text:style-name="Standard"><text:change-end text:change-id="ct513612112"/>The discussion of connecting in parallel is to make sure that all 8 wires go through a board, whether it's got connectors, pig-tail cables or a combination of the two, so long as it's got more than one connection to other nodes.</text:p>
      <text:p text:style-name="Standard"><text:change text:change-id="ct513612208"/><text:change-start text:change-id="ct513612416"/><text:span text:style-name="T2">The</text:span> requirement to have all<text:change-end text:change-id="ct513612416"/> <text:change text:change-id="ct513612512"/><text:change-start text:change-id="ct513739888"/>eight<text:change-end text:change-id="ct513739888"/> wires present <text:change-start text:change-id="ct513740048"/>is <text:change-end text:change-id="ct513740048"/>so people can add power later, or <text:change text:change-id="ct513612608"/><text:change-start text:change-id="ct513612704"/>an upd<text:change-end text:change-id="ct513612704"/><text:change-start text:change-id="ct513740416"/>ated Standard<text:change-end text:change-id="ct513740416"/> can define the reserved conductors later, and still use them. The 1A <text:change-start text:change-id="ct513740512"/>requirement <text:change-end text:change-id="ct513740512"/>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513739584"/><text:change-start text:change-id="ct513740672"/>a conforming<text:change-end text:change-id="ct513740672"/> <text:change text:change-id="ct513612800"/><text:change-start text:change-id="ct513740832"/>device<text:change-end text:change-id="ct513740832"/> is providing power and has e.g. two jacks, <text:change text:change-id="ct513740960"/><text:change-start text:change-id="ct513741056"/>the device can <text:change-end text:change-id="ct513741056"/>either connect them together and provide a max of 0.5A to both combined, or separately power them up to 0.5A each. This is the only case where a conductor doesn't have to pass through the board as a continuous electrical circuit. Note that this means that <text:change text:change-id="ct462440624"/><text:change-start text:change-id="ct513612896"/>the devic<text:change-end text:change-id="ct513612896"/><text:change-start text:change-id="ct513612992"/>e<text:change-end text:change-id="ct513612992"/> has to provide power, however; if providing power is an option, not always present, <text:change text:change-id="ct462440928"/><text:change-start text:change-id="ct513613088"/>the device<text:change-end text:change-id="ct513613088"/> should connect conductor 8 across the board to ensure that downstream nodes aren't cut off from power when it's not provided by <text:change text:change-id="ct462441216"/><text:change-start text:change-id="ct462441360"/>the device<text:change-end text:change-id="ct462441360"/>.</text:p>
      <text:p text:style-name="Standard">The 100V requirement on the reserved conductors is also there to make sure that when <text:change text:change-id="ct462441488"/><text:change-start text:change-id="ct462441584"/>a use if defined for them late<text:change-end text:change-id="ct462441584"/>, <text:change text:change-id="ct513613184"/><text:change-start text:change-id="ct462441712"/>it<text:change-end text:change-id="ct462441712"/> do<text:change-start text:change-id="ct462441904"/>es<text:change-end text:change-id="ct462441904"/>n't blow up existing installations. The goal is to have all existing installations be able to move to newly-defined uses without having to retrofit cables nor non-involved nodes.</text:p>
      <text:p text:style-name="Standard"><text:change text:change-id="ct513613280"/><text:change-start text:change-id="ct462442032"/>T<text:change-end text:change-id="ct462442032"/>o use the reserved conductors for experimental purposes, <text:change text:change-id="ct462442288"/><text:change-start text:change-id="ct513613376"/>consider<text:change-end text:change-id="ct513613376"/> using jumpers (fixed or movable) for making connections to the conductors and/or splitting the reserved conductors between connectors so that <text:change text:change-id="ct513613472"/><text:change-start text:change-id="ct462442576"/>the user<text:change-end text:change-id="ct462442576"/> can restore normal usage later, should some other use be defined for <text:change text:change-id="ct462442736"/><text:change-start text:change-id="ct462442832"/>the reserved conductors<text:change-end text:change-id="ct462442832"/>.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26">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513594416"/><text:change-start text:change-id="ct513594512"/>The Standard is wr<text:change-end text:change-id="ct513594512"/><text:change-start text:change-id="ct462443104"/>itten to <text:change-end text:change-id="ct462443104"/><text:change text:change-id="ct513594608"/><text:change-start text:change-id="ct462443296"/>allow<text:change-end text:change-id="ct462443296"/> nodes <text:change text:change-id="ct462443488"/><text:change-start text:change-id="ct513594704"/>to<text:change-end text:change-id="ct513594704"/>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text:change text:change-id="ct513594800"/><text:change-start text:change-id="ct513594896"/> i<text:change-end text:change-id="ct513594896"/>s not required that<text:change text:change-id="ct513594992"/><text:change-start text:change-id="ct513526048"/> power<text:change-end text:change-id="ct513526048"/> comes from a NMRAnet node itself.</text:p>
      <text:p text:style-name="Standard">Note that <text:span text:style-name="T26">the</text:span> standard permits, but does not require, connecting the CAN signal ground on conductors 3 &amp; 6 with the PWR_NEG power distribution ground on conductor 7. <text:change text:change-id="ct513526176"/><text:change-start text:change-id="ct513595088"/>P<text:change-end text:change-id="ct513595088"/>ower-supplying and power-consuming boards <text:change text:change-id="ct513526544"/><text:change-start text:change-id="ct513526640"/>can<text:change-end text:change-id="ct513526640"/>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513595184"/>a filtered connection, <text:change-end text:change-id="ct513595184"/>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512888912"/></text:p>
      <text:h text:style-name="Heading_20_1" text:outline-level="1"><text:change-end text:change-id="ct512888912"/><text:change-start text:change-id="ct462636352"/>Design Issues</text:h>
      <text:p text:style-name="Standard">This section contains discussion of issues that a designer may wish to consider when designing an NRMAnet product. <text:s/>Nothing in this section is normative.</text:p>
      <text:h text:style-name="Heading_20_2" text:outline-level="2"><text:change-end text:change-id="ct462636352"/><text:change-start text:change-id="ct462636448"/>Bus <text:change-end text:change-id="ct462636448"/><text:change-start text:change-id="ct462636576"/>Termination</text:h>
      <text:p text:style-name="Standard"><text:change-end text:change-id="ct462636576"/><text:change-start text:change-id="ct462636672"/> <text:change-end text:change-id="ct462636672"/><text:change text:change-id="ct513527296"/><text:change-start text:change-id="ct513527424"/>The CAN specification (ISO11898-<text:change-end text:change-id="ct513527424"/><text:change-start text:change-id="ct462636768"/>2 section <text:change-end text:change-id="ct462636768"/><text:change-start text:change-id="ct462636864"/>7.1 and section 7.5.2<text:change-end text:change-id="ct462636864"/><text:change text:change-id="ct513527568"/><text:change-start text:change-id="ct513527664"/>) specifies using a bus termination of <text:change-end text:change-id="ct513527664"/><text:change-start text:change-id="ct512889008"/>120±10 ohms located at each end of the bus.<text:change-end text:change-id="ct512889008"/><text:change text:change-id="ct513638128"/><text:change-start text:change-id="ct512889104"/>. <text:s/>Several alternate termination schemes have been proposed in the literature (see references), and these alternatives are discussed below.    </text:p>
      <text:h text:style-name="Heading_20_3" text:outline-level="3"><text:change-end text:change-id="ct512889104"/><text:change-start text:change-id="ct513638384"/>Termination <text:change-end text:change-id="ct513638384"/><text:change-start text:change-id="ct512889344"/>Methods</text:h>
      <text:h text:style-name="P1" text:outline-level="4"><text:change-start text:change-id="ct513638576"/>Passive single resistor<text:change-end text:change-id="ct512889344"/><text:change-end text:change-id="ct513638576"/><text:change text:change-id="ct513638672"/><text:change-start text:change-id="ct512889504"/></text:h>
      <text:p text:style-name="Standard"><text:change-end text:change-id="ct512889504"/><text:change text:change-id="ct512889600"/><text:change-start text:change-id="ct512889696"/>A single<text:change-end text:change-id="ct512889696"/><text:change-start text:change-id="ct513638928"/> 120<text:change-end text:change-id="ct513638928"/><text:change-start text:change-id="ct513586832"/><text:span text:style-name="T5">±</text:span><text:span text:style-name="T24">10</text:span><text:change-end text:change-id="ct513586832"/><text:change-start text:change-id="ct513586928"/> ohm <text:change-end text:change-id="ct513586928"/><text:change-start text:change-id="ct513676160"/>resistor <text:change-end text:change-id="ct513676160"/><text:change-start text:change-id="ct462707200"/>of ¼ watt or more capacity can <text:change-end text:change-id="ct462707200"/><text:change-start text:change-id="ct513587024"/>connected <text:change-end text:change-id="ct513587024"/><text:change-start text:change-id="ct462707360"/>b<text:change-end text:change-id="ct462707360"/><text:change-start text:change-id="ct462707488"/>etween CAN-H and CAN-L<text:change-end text:change-id="ct462707488"/><text:change text:change-id="ct513725952"/><text:change text:change-id="ct513587120"/><text:change-start text:change-id="ct513726112"/>. <text:s/><text:change-end text:change-id="ct513726112"/><text:change text:change-id="ct513587216"/><text:change-start text:change-id="ct513640272"/>This approach has the advantage of simplicity.<text:change-end text:change-id="ct513640272"/><text:change-start text:change-id="ct513675968"/> </text:p>
      <text:h text:style-name="Heading_20_4" text:outline-level="4">Passive split resistors bypassed to ground: </text:h>
      <text:p text:style-name="Standard">This consists of the CAN-L and CAN-H lines being connected by two 60 ohm resistors in series, with their common connected via a capacitor to ground. <text:s/><text:change-end text:change-id="ct513675968"/><text:change-start text:change-id="ct513587344"/>This provides a bypass to ground for common <text:soft-page-break/>mode noise.<text:change-end text:change-id="ct513587344"/><text:change-start text:change-id="ct513587440"/> <text:change-end text:change-id="ct513587440"/><text:change text:change-id="ct513726752"/><text:change-start text:change-id="ct513726880"/>The tolera<text:change-end text:change-id="ct513726880"/><text:change-start text:change-id="ct513587536"/>nce on the individual resistor values is significantly tighter than on their total resistance. <text:change-end text:change-id="ct513587536"/><text:change-start text:change-id="ct513587808"/>(<text:a xlink:type="simple" xlink:href="http://focus.ti.com/lit/an/slla270/slla270.pdf">http://focus.ti.com/lit/an/slla270/slla270.pdf</text:a>)<text:change-end text:change-id="ct513587808"/><text:change-start text:change-id="ct513727056"/></text:p>
      <text:h text:style-name="Heading_20_4" text:outline-level="4">Biased split termination: </text:h>
      <text:p text:style-name="Standard">As in (2), but the common of the resistors is also tied to a fixed voltage. This can be to nominal 2.5V via a voltage divider (<text:change-end text:change-id="ct513727056"/><text:change text:change-id="ct513727536"/><text:change text:change-id="ct513727408"/><text:change text:change-id="ct513727312"/><text:change-start text:change-id="ct513588160"/><text:a xlink:type="simple" xlink:href="http://ww1.microchip.com/downloads/en/AppNotes/00228a.pdf">http://ww1.microchip.com/downloads/en/AppNotes/00228a.pdf</text:a><text:change-end text:change-id="ct513588160"/><text:change-start text:change-id="ct513726480"/>), or <text:change-end text:change-id="ct513726480"/><text:change text:change-id="ct513588352"/><text:change-start text:change-id="ct513671840"/>by using a voltage reference<text:change-end text:change-id="ct513671840"/><text:change-start text:change-id="ct513588448"/> <text:change-end text:change-id="ct513588448"/><text:change-start text:change-id="ct513588576"/>(<text:a xlink:type="simple" xlink:href="http://focus.ti.com.cn/cn/lit/an/sloa101a/sloa101a.pdf">http://focus.ti.com.cn/cn/lit/an/sloa101a/sloa101a.pdf</text:a>)<text:change-end text:change-id="ct513588576"/><text:change-start text:change-id="ct513588672"/>. <text:s/><text:change-end text:change-id="ct513588672"/><text:change text:change-id="ct462537696"/><text:change text:change-id="ct513672064"/><text:change-start text:change-id="ct462537824"/>If there is a <text:change-end text:change-id="ct462537824"/><text:change-start text:change-id="ct513588768"/>significant offset of ground between two nodes, then this offset will be transmitted to the CAN lines an<text:change-end text:change-id="ct513588768"/><text:change-start text:change-id="ct462538016"/>d subsequent degradation of common-mode rejection. <text:s/><text:change-end text:change-id="ct462538016"/><text:change-start text:change-id="ct513589216"/></text:p>
      <text:h text:style-name="Heading_20_4" text:outline-level="4">Active termination: </text:h>
      <text:p text:style-name="Standard">This termination is accomplished by using active elements, such as transistors or op-amps<text:change-end text:change-id="ct513589216"/><text:change-start text:change-id="ct462538160"/>,<text:change-end text:change-id="ct462538160"/><text:change-start text:change-id="ct462538256"/> to  actively drive the bus to its <text:change-end text:change-id="ct462538256"/><text:change text:change-id="ct462538352"/><text:change-start text:change-id="ct462538448"/>proper<text:change-end text:change-id="ct462538448"/><text:change-start text:change-id="ct513589312"/> state. <text:s text:c="2"/><text:change-end text:change-id="ct513589312"/><text:change text:change-id="ct513589408"/><text:change-start text:change-id="ct513672192"/>Because of the recessive component of the ISO 11898-2 CAN <text:change-end text:change-id="ct513672192"/><text:change text:change-id="ct513589504"/><text:change-start text:change-id="ct513647712"/>signal, this form of termination is not appropriate.<text:change-end text:change-id="ct513647712"/><text:change-start text:change-id="ct513589664"/></text:p>
      <text:h text:style-name="Heading_20_4" text:outline-level="4"><text:span text:style-name="T4">Distributed termination:</text:span><text:span text:style-name="T4"> </text:span></text:h>
      <text:p text:style-name="Standard"><text:change-end text:change-id="ct513589664"/><text:change text:change-id="ct462556240"/><text:change-start text:change-id="ct462556336"/>This technique require<text:change-end text:change-id="ct462556336"/><text:change text:change-id="ct513589760"/><text:change-start text:change-id="ct462556464"/>s a fixed number of custom-impedance nodes, and is therefore not suitable for model railroad app<text:change-end text:change-id="ct462556464"/><text:change-start text:change-id="ct513589856"/>lications that are based on multiple ad-hoc networks made fr<text:change-end text:change-id="ct513589856"/><text:change text:change-id="ct462557248"/><text:change-start text:change-id="ct462557344"/>om standard components.<text:change-end text:change-id="ct462557344"/><text:change-start text:change-id="ct462556832"/></text:p>
      <text:h text:style-name="Heading_20_3" text:outline-level="3"><text:change-end text:change-id="ct462556832"/><text:change-start text:change-id="ct462556928"/>Terminator <text:change-end text:change-id="ct462556928"/><text:change-start text:change-id="ct462557024"/>Placement<text:change-end text:change-id="ct462557024"/><text:change text:change-id="ct462557120"/><text:change-start text:change-id="ct513590064"/></text:h>
      <text:p text:style-name="Standard"><text:change-end text:change-id="ct513590064"/><text:change text:change-id="ct513590160"/><text:change-start text:change-id="ct513685824"/>T<text:change-end text:change-id="ct513685824"/><text:change-start text:change-id="ct462556688"/>ermination can be supplied as a<text:change-end text:change-id="ct462556688"/><text:change-start text:change-id="ct513590256"/>n<text:change-end text:change-id="ct513590256"/><text:change-start text:change-id="ct512791760"/> on-board option, or <text:change-end text:change-id="ct512791760"/><text:change text:change-id="ct513590352"/><text:change text:change-id="ct512985728"/><text:change text:change-id="ct512985568"/><text:change text:change-id="ct512791856"/><text:change-start text:change-id="ct513590448"/>as a terminator housed within an RJ45 plug, or as a separate terminator device,<text:change-end text:change-id="ct513590448"/><text:change-start text:change-id="ct512985952"/> depending<text:change-end text:change-id="ct512985952"/><text:change-start text:change-id="ct462559440"/> on the preferences of the manufacturer and  users. Using <text:change-end text:change-id="ct462559440"/><text:change text:change-id="ct462559536"/><text:change-start text:change-id="ct462559632"/>plug-resident terminators<text:change-end text:change-id="ct462559632"/><text:change-start text:change-id="ct513590544"/> would seem to provide the maximum flexibility.  However, as long as on-board termination is de-selectable, flexibility is  maintained. Manufacturers may want to provide a special termination node <text:change-end text:change-id="ct513590544"/><text:change text:change-id="ct462560288"/><text:change-start text:change-id="ct513590640"/>to provide some  indication of bus health<text:change-end text:change-id="ct513590640"/><text:change-start text:change-id="ct462559856"/> <text:change-end text:change-id="ct462559856"/><text:change text:change-id="ct462559952"/><text:change-start text:change-id="ct462560048"/>as well as providing passive termination<text:change-end text:change-id="ct462560048"/><text:change text:change-id="ct462557920"/><text:change-start text:change-id="ct513590736"/>.  <text:change-end text:change-id="ct513590736"/><text:change-start text:change-id="ct462558144"/></text:p>
      <text:p text:style-name="Standard">Termination should<text:change-end text:change-id="ct462558144"/><text:change text:change-id="ct513590832"/><text:change-start text:change-id="ct462558304"/> <text:change-end text:change-id="ct462558304"/><text:change-start text:change-id="ct513591040"/>only occur at the two distant ends of <text:span text:style-name="T26">the</text:span> bus<text:change-end text:change-id="ct513591040"/><text:change text:change-id="ct513591136"/><text:change-start text:change-id="ct462474256"/>.<text:change-end text:change-id="ct462474256"/><text:change-start text:change-id="ct462474384"/> <text:s/><text:change-end text:change-id="ct462474384"/><text:change-start text:change-id="ct513591232"/>T<text:change-end text:change-id="ct513591232"/><text:change-start text:change-id="ct462474704"/>ermination in the middle of a significant-length CAN bus is very disruptive because it causes reflections.<text:change-end text:change-id="ct462474704"/><text:change-start text:change-id="ct462474832"/> <text:s/>The one downside to on-board termination is that it makes it much easier to have multiple terminators (customers think more must be good, and mistakenly turn them all on).<text:change-end text:change-id="ct462474832"/><text:change-start text:change-id="ct513591328"/> <text:s/><text:change-end text:change-id="ct513591328"/><text:change-start text:change-id="ct462474960"/></text:p>
      <text:p text:style-name="Standard"><text:change-end text:change-id="ct462474960"/><text:change-start text:change-id="ct513591424"/>Note <text:span text:style-name="T26">that</text:span> ISO11898-2 states "The locating of the termination within a CAN node should be avoided because the bus lines lose termination if this node is disconnected from the bus line."<text:change-end text:change-id="ct513591424"/><text:change-start text:change-id="ct462475136"/></text:p>
      <text:h text:style-name="Heading_20_2" text:outline-level="2"><text:change-end text:change-id="ct462475136"/><text:change-start text:change-id="ct513591520"/>EMC Management</text:h>
      <text:p text:style-name="Standard">CAN is a robust signaling method developed for use in the difficult environment of automobiles.<text:change-end text:change-id="ct513591520"/><text:change-start text:change-id="ct513591712"/>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text:soft-page-break/>See also <text:span text:style-name="T2">the</text:span> “References” section below.</text:p>
      <text:p text:style-name="Standard"><text:change-end text:change-id="ct513591712"/><text:change-start text:change-id="ct513592464"/></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513592464"/><text:change text:change-id="ct513592560"/><text:change-start text:change-id="ct513593632"/>,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s</text:p>
      <text:p text:style-name="Standard"><text:soft-page-break/>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25">http://www.ixxat.com/introduction_bridges_en.html</text:span></text:a></text:p>
      <text:p text:style-name="Standard"><text:a xlink:type="simple" xlink:href="http://www.ieee-icnp.org/1996/papers/1996-21.pdf"><text:span text:style-name="T25">http://www.ieee-icnp.org/1996/papers/1996-21.pdf</text:span></text:a></text:p>
      <text:p text:style-name="P7">http://doi.ieeecomputersociety.org/10.1109/ISPAN.1996.509033</text:p>
      <text:p text:style-name="Standard"><text:a xlink:type="simple" xlink:href="http://www.ixxat.com/can_bridge_en.html"><text:span text:style-name="T25">http://www.ixxat.com/can_bridge_en.html</text:span></text:a></text:p>
      <text:p text:style-name="Standard"><text:a xlink:type="simple" xlink:href="http://www.wrcakron.com/devicenet/CAN_Bus_Applications.pdf"><text:span text:style-name="T25">http://www.wrcakron.com/devicenet/CAN_Bus_Applications.pdf</text:span></text:a></text:p>
      <text:p text:style-name="Standard"><text:a xlink:type="simple" xlink:href="http://www.matric.com/canbridge.html"><text:span text:style-name="T25">http://www.matric.com/canbridge.html</text:span></text:a></text:p>
      <text:h text:style-name="Heading_20_2" text:outline-level="2">Gateways</text:h>
      <text:p text:style-name="Standard">Gateways connect a CAN segment to another <text:change-end text:change-id="ct513593632"/><text:change text:change-id="ct462475824"/><text:change-start text:change-id="ct462475920"/>communication technology<text:change-end text:change-id="ct462475920"/><text:change-start text:change-id="ct462425344"/>,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462425344"/><text:change-start text:change-id="ct462425568"/>s, that may be of use to NMRAnet implementors.</text:p>
      <text:h text:style-name="Heading_20_2" text:outline-level="2">Standards</text:h>
      <text:p text:style-name="Standard"><text:change-end text:change-id="ct462425568"/><text:change-start text:change-id="ct513613776"/>The S 9.x.1 standard references ISO 11898-1 and ISO 11898-2 for CAN specifications. <text:s/>The ISO (<text:a xlink:type="simple" xlink:href="http://www.iso.org/">http://www.iso.org</text:a>) sells PDF and paper copies of these. <text:change-end text:change-id="ct513613776"/><text:change-start text:change-id="ct513613872"/>Copies can generally be found in engineering libraries<text:change-end text:change-id="ct513613872"/><text:change-start text:change-id="ct462476336"/>.<text:change-end text:change-id="ct462476336"/><text:change-start text:change-id="ct513613968"/></text:p>
      <text:p text:style-name="Standard"><text:soft-page-break/>Note that ISO 11898-3, 11898-4 and <text:change-end text:change-id="ct513613968"/><text:change-start text:change-id="ct462476608"/>11898-5 specify different variants of the CAN standard that are not relevant to S 9.x.1 compliant implementations. <text:s/>The original 1995 Bosch CAN standard, which can be found online, is similar to IS 11898-1 and -2, but <text:change-end text:change-id="ct462476608"/><text:change-start text:change-id="ct462476736"/>not identical.<text:change-end text:change-id="ct462476736"/><text:change-start text:change-id="ct462476832"/></text:p>
      <text:p text:style-name="Standard">The S 9.x.1 standard references TIA/EIA-568-B or the successor TIA/EIA- 568-C for unshielded twisted pair (UTP) cable, and <text:change-end text:change-id="ct462476832"/><text:change-start text:change-id="ct462476928"/>TIA-968-A for RJ45 modular plugs and jacks<text:change-end text:change-id="ct462476928"/><text:change-start text:change-id="ct513614176"/>. <text:s/>The TIA (<text:a xlink:type="simple" xlink:href="http://www.tiaonline.org/">http://www.tiaonline.org</text:a>) sells PDF and paper copies of these. Copies can generally be found in engineering libraries.<text:change-end text:change-id="ct513614176"/><text:change-start text:change-id="ct513666848"/></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513666848"/><text:change-start text:change-id="ct513652224"/>AN96116 “PCA82C250 / 251 CAN Transceiver” <text:change-end text:change-id="ct513652224"/><text:change-start text:change-id="ct462477264"/>(<text:change-end text:change-id="ct462477264"/><text:change-start text:change-id="ct513652400"/><text:a xlink:type="simple" xlink:href="http://www.nxp.com/documents/application_note/AN96116.pdf">http://www.nxp.com/documents/application_note/AN96116.pdf</text:a><text:change-end text:change-id="ct513652400"/><text:change-start text:change-id="ct513652496"/>)<text:change-end text:change-id="ct513652496"/><text:change-start text:change-id="ct513652592"/></text:p>
      <text:p text:style-name="Standard">AN10211 “TJA1040 high speed CAN transceiver” (<text:a xlink:type="simple" xlink:href="http://www.nxp.com/documents/application_note/AN10211.pdf">http://www.nxp.com/documents/application_note/AN10211.pdf</text:a>)<text:change-end text:change-id="ct513652592"/><text:change-start text:change-id="ct513664656"/></text:p>
      <text:h text:style-name="Heading_20_3" text:outline-level="3">Texas Instruments</text:h>
      <text:p text:style-name="Standard">Analog Applications Journal, August 1999, TI SLYT197 “<text:change-end text:change-id="ct513664656"/><text:change-start text:change-id="ct462477776"/>TIA/EIA-568A Category 5 cables in low-voltage differential signaling (LVDS)” <text:change-end text:change-id="ct462477776"/><text:change-start text:change-id="ct513664816"/>(<text:a xlink:type="simple" xlink:href="http://focus.ti.com/lit/an/slyt197/slyt197.pdf">http://focus.ti.com/lit/an/slyt197/slyt197.pdf</text:a>)<text:change-end text:change-id="ct513664816"/><text:change-start text:change-id="ct513645376"/></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text:change-end text:change-id="ct513645376"/><text:change-start text:change-id="ct462478064"/>Controller Area Network Physical Layer Requirements<text:change-end text:change-id="ct462478064"/><text:change-start text:change-id="ct513659168"/>”<text:change-end text:change-id="ct513659168"/><text:change-start text:change-id="ct513645616"/> (<text:a xlink:type="simple" xlink:href="http://focus.ti.com/lit/an/slla270/slla270.pdf">http://focus.ti.com/lit/an/slla270/slla270.pdf</text:a>)<text:change-end text:change-id="ct513645616"/><text:change-start text:change-id="ct513645760"/></text:p>
      <text:p text:style-name="Standard">Application Report SLLA298B “<text:change-end text:change-id="ct513645760"/><text:change-start text:change-id="ct513645856"/>Isolated CAN Reference Design<text:change-end text:change-id="ct513645856"/><text:change-start text:change-id="ct513659312"/>” (<text:a xlink:type="simple" xlink:href="http://focus.ti.com/lit/an/slla298b/slla298b.pdf">http://focus.ti.com/lit/an/slla298b/slla298b.pdf</text:a>)</text:p>
      <text:p text:style-name="Standard">Application Report SLOU262 “<text:change-end text:change-id="ct513659312"/><text:change-start text:change-id="ct513659488"/>Isolated CAN Transceiver EVM<text:change-end text:change-id="ct513659488"/><text:change-start text:change-id="ct513659712"/>” (<text:a xlink:type="simple" xlink:href="http://focus.tij.co.jp/jp/lit/ug/slou262/slou262.pdf">http://focus.tij.co.jp/jp/lit/ug/slou262/slou262.pdf</text:a>)</text:p>
      <text:p text:style-name="Standard"><text:change-end text:change-id="ct513659712"/><text:change-start text:change-id="ct513659808"/>Analog Applications Journal, 3Q 2006, TI SLY<text:change-end text:change-id="ct513659808"/><text:change-start text:change-id="ct513659936"/>T249 <text:change-end text:change-id="ct513659936"/><text:change-start text:change-id="ct513633648"/>“<text:change-end text:change-id="ct513633648"/><text:change-start text:change-id="ct513660096"/>Improved CAN network security with TI’s SN65HVD1050 transceiver<text:change-end text:change-id="ct513660096"/><text:change-start text:change-id="ct513660224"/>”<text:change-end text:change-id="ct513660224"/><text:change-start text:change-id="ct513634000"/> (<text:a xlink:type="simple" xlink:href="http://focus.ti.com/lit/an/slyt249/slyt249.pdf">http://focus.ti.com/lit/an/slyt249/slyt249.pdf</text:a>)<text:change-end text:change-id="ct513634000"/><text:change-start text:change-id="ct513634464"/></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513634464"/><text:change-start text:change-id="ct513655424"/>High-Speed CAN Transceiver (<text:a xlink:type="simple" xlink:href="http://ww1.microchip.com/downloads/en/DeviceDoc/21667f.pdf">http://ww1.microchip.com/downloads/en/DeviceDoc/21667f.pdf</text:a>)<text:change-end text:change-id="ct513655424"/><text:change-start text:change-id="ct513588896"/></text:p>
      <text:p text:style-name="Standard">MCP2515 <text:change-end text:change-id="ct513588896"/><text:change-start text:change-id="ct513655520"/>Stand-Alone CAN Controller With SPI Interface (<text:a xlink:type="simple" xlink:href="http://ww1.microchip.com/downloads/en/DeviceDoc/21801e.pdf">http://ww1.microchip.com/downloads/en/DeviceDoc/21801e.pdf</text:a>)<text:change-end text:change-id="ct513655520"/><text:change-start text:change-id="ct513583584"/></text:p>
      <text:h text:style-name="Heading_20_3" text:outline-level="3">NXP Electronics (Philips)</text:h>
      <text:p text:style-name="Standard">PCA82C250 <text:change-end text:change-id="ct513583584"/><text:change-start text:change-id="ct513583792"/>CAN controller interface <text:change-end text:change-id="ct513583792"/><text:change-start text:change-id="ct513783920"/>(<text:a xlink:type="simple" xlink:href="http://www.nxp.com/documents/data_sheet/PCA82C250.pdf">http://www.nxp.com/documents/data_sheet/PCA82C250.pdf</text:a>)</text:p>
      <text:h text:style-name="Heading_20_3" text:outline-level="3">STMicroelectronics</text:h>
      <text:p text:style-name="Standard">L9615 transceiver (<text:change-end text:change-id="ct513783920"/><text:change text:change-id="ct513784016"/><text:change-start text:change-id="ct513655984"/><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change-end text:change-id="ct513655984"/><text:change-start text:change-id="ct513656448"/>SN55HVD251, SN65HVD251 Industrial CAN Transceiver (<text:a xlink:type="simple" xlink:href="http://focus.ti.com/lit/ds/symlink/sn55hvd251.pdf">http://focus.ti.com/lit/ds/symlink/sn55hvd251.pdf</text:a>)</text:p>
      <text:p text:style-name="Standard"><text:change-end text:change-id="ct513656448"/><text:change-start text:change-id="ct513584304"/>SN65HVD1050 EMC Optimized CAN Transceiver<text:change-end text:change-id="ct513584304"/><text:change-start text:change-id="ct513780832"/> (<text:a xlink:type="simple" xlink:href="http://focus.ti.com/lit/ds/symlink/sn65hvd1050.pdf">http://focus.ti.com/lit/ds/symlink/sn65hvd1050.pdf</text:a>)<text:change-end text:change-id="ct513780832"/><text:change-start text:change-id="ct462470032"/></text:p>
      <text:p text:style-name="P6"><text:change-end text:change-id="ct462470032"/></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1Introduction<text:tab/>1</text:p>
          <text:p text:style-name="P11">2Annotations to the Standard<text:tab/>1</text:p>
          <text:p text:style-name="P10">2.1Intended Use<text:tab/>1</text:p>
          <text:p text:style-name="P10">2.2References and Context<text:tab/>1</text:p>
          <text:p text:style-name="P10">2.3Physical Interconnection<text:tab/>1</text:p>
          <text:p text:style-name="P10">2.4Data Transport<text:tab/>2</text:p>
          <text:p text:style-name="P10">2.5Supply of Power<text:tab/>2</text:p>
          <text:p text:style-name="P10">2.6Consumption of Power<text:tab/>3</text:p>
          <text:p text:style-name="P11">3Termination<text:tab/>3</text:p>
          <text:p text:style-name="P10">3.1Methods<text:tab/>3</text:p>
          <text:p text:style-name="P12">3.1.1Passive single resistor:  <text:tab/>3</text:p>
          <text:p text:style-name="P12">3.1.2Passive split resistors to ground: <text:tab/>3</text:p>
          <text:p text:style-name="P12">3.1.3Passive split resistors to fixed voltage: <text:tab/>3</text:p>
          <text:p text:style-name="P12">3.1.4Active termination: <text:tab/>4</text:p>
          <text:p text:style-name="P12">3.1.5Distributed termination: <text:tab/>4</text:p>
          <text:p text:style-name="P10">3.2Placement:   <text:tab/>4</text:p>
          <text:p text:style-name="P11">4Repeaters, Bridges and Gateways<text:tab/>4</text:p>
          <text:p text:style-name="P10">4.1Repeaters<text:tab/>4</text:p>
          <text:p text:style-name="P10">4.2Bridges<text:tab/>5</text:p>
          <text:p text:style-name="P10">4.3Gateways<text:tab/>5</text:p>
          <text:p text:style-name="P11">5References<text:tab/>6</text:p>
          <text:p text:style-name="P10">5.1Standards<text:tab/>6</text:p>
          <text:p text:style-name="P10">5.2Application Notes<text:tab/>6</text:p>
          <text:p text:style-name="P12">5.2.1Anixter<text:tab/>6</text:p>
          <text:p text:style-name="P12">5.2.2Mohawk.com<text:tab/>6</text:p>
          <text:p text:style-name="P12">5.2.3Microchip Corp<text:tab/>6</text:p>
          <text:p text:style-name="P12"><text:soft-page-break/>5.2.4Philips<text:tab/>7</text:p>
          <text:p text:style-name="P12">5.2.5Texas Instruments<text:tab/>7</text:p>
          <text:p text:style-name="P10">5.3Component data sheets<text:tab/>7</text:p>
          <text:p text:style-name="P12">5.3.1Microchip<text:tab/>7</text:p>
          <text:p text:style-name="P12">5.3.2NXP Electronics (Philips)<text:tab/>7</text:p>
          <text:p text:style-name="P12">5.3.3STMicroelectronics<text:tab/>7</text:p>
          <text:p text:style-name="P12">5.3.4Texas Instruments<text:tab/>8</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Helvetica CY" svg:font-family="'Helvetica CY'" style:font-adornments="Bold"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master-page-name="">
      <style:table-properties style:width="6.6569in" fo:margin-left="-0.0785in" style:page-number="0"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0.075in" fo:border-left="none" fo:border-right="0.0007in solid #000000" fo:border-top="none" fo:border-bottom="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B2" style:family="table-cell">
      <style:table-cell-properties style:vertical-align="top" fo:padding="0.075in" fo:border-left="0.0069in solid #000000" fo:border-right="0.0007in solid #000000" fo:border-top="none" fo:border-bottom="none"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hadow="none" style:snap-to-layout-grid="false"/>
      <style:text-properties style:use-window-font-color="true" style:font-name="Helvetica1" fo:font-size="8pt" style:font-name-asian="ArialMT" style:font-size-asian="8pt" style:font-name-complex="ArialMT" style:font-size-complex="8pt"/>
    </style:style>
    <style:style style:name="MP9" style:family="paragraph" style:parent-style-name="Footer">
      <style:paragraph-properties style:shadow="none" style:snap-to-layout-grid="false">
        <style:tab-stops>
          <style:tab-stop style:position="3in" style:type="center"/>
          <style:tab-stop style:position="6.5in" style:type="right"/>
        </style:tab-stops>
      </style:paragraph-properties>
      <style:text-properties style:use-window-font-color="true" style:font-name="Helvetica1"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Footer">
      <style:paragraph-properties fo:margin-top="0in" fo:margin-bottom="0in"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1" fo:font-size="22pt" fo:font-weight="bold" style:font-name-asian="Helvetica-Bold" style:font-size-asian="22pt" style:font-weight-asian="bold" style:font-name-complex="Helvetica-Bold" style:font-size-complex="22pt" style:font-weight-complex="bold"/>
    </style:style>
    <style:style style:name="M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6"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7" style:family="text">
      <style:text-properties style:use-window-font-color="true" style:text-position="super 58%" style:font-name="Arial-BoldMT" fo:font-size="24pt" fo:font-weight="bold" style:font-name-asian="Arial-BoldMT" style:font-size-asian="24pt" style:font-weight-asian="bold" style:font-name-complex="Arial-BoldMT" style:font-size-complex="24pt" style:font-weight-complex="bold"/>
    </style:style>
    <style:style style:name="MT8" style:family="text">
      <style:text-properties style:use-window-font-color="true" style:font-name="Arial-BoldMT" fo:font-weight="bold" style:font-name-asian="Arial-BoldMT" style:font-weight-asian="bold" style:font-name-complex="Arial-BoldMT" style:font-weight-complex="bold"/>
    </style:style>
    <style:style style:name="MT9" style:family="text">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T10" style:family="text">
      <style:text-properties style:use-window-font-color="true" style:font-name="Helvetica-Bold" fo:font-weight="bold" style:font-name-asian="Helvetica-Bold" style:font-weight-asian="bold" style:font-name-complex="Helvetica-Bold" style:font-weight-complex="bold"/>
    </style:style>
    <style:style style:name="MT11"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513715824">
            <text:deletion>
              <office:change-info>
                <dc:creator>Bob Jacobsen</dc:creator>
                <dc:date>2010-09-12T10:28:00</dc:date>
              </office:change-info>
              <text:p text:style-name="MP4"><text:span text:style-name="MT2">Title</text:span></text:p>
            </text:deletion>
          </text:changed-region>
          <text:changed-region text:id="ct462456768">
            <text:insertion>
              <office:change-info>
                <dc:creator>Bob Jacobsen</dc:creator>
                <dc:date>2010-09-12T10:40:00</dc:date>
              </office:change-info>
            </text:insertion>
          </text:changed-region>
          <text:changed-region text:id="ct513715984">
            <text:deletion>
              <office:change-info>
                <dc:creator>Bob Jacobsen</dc:creator>
                <dc:date>2010-09-12T10:40:00</dc:date>
              </office:change-info>
              <text:p text:style-name="MP4"><text:span text:style-name="MT3"><text:tab/></text:span></text:p>
            </text:deletion>
          </text:changed-region>
          <text:changed-region text:id="ct513705664">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06" text:date-value="2010-09-13T17:00:11.99">9/13/2010</text:date></text:span></text:span></text:p>
            </text:deletion>
          </text:changed-region>
        </text:tracked-changes>
        <text:p text:style-name="MP4"><text:change text:change-id="ct513715824"/><text:change-start text:change-id="ct462456768"/><text:span text:style-name="Page_20_Number"><text:span text:style-name="MT3"><text:date style:data-style-name="N106" text:date-value="2010-09-13T17:00:11.99">9/13/2010</text:date></text:span></text:span><text:change-end text:change-id="ct462456768"/><text:span text:style-name="MT3"><text:tab/></text:span><text:change text:change-id="ct513715984"/><text:span text:style-name="MT3">Page </text:span><text:span text:style-name="Page_20_Number"><text:span text:style-name="MT3"><text:page-number text:select-page="current">10</text:page-number></text:span></text:span><text:span text:style-name="Page_20_Number"><text:span text:style-name="MT3"> of </text:span></text:span><text:span text:style-name="Page_20_Number"><text:span text:style-name="MT3"><text:page-count style:num-format="1">10</text:page-count></text:span></text:span><text:change text:change-id="ct513705664"/></text:p>
      </style:footer>
    </style:master-page>
    <style:master-page style:name="First_20_Page" style:display-name="First Page" style:page-layout-name="Mpm2" style:next-style-name="Standard">
      <style:header>
        <text:tracked-changes>
          <text:changed-region text:id="ct864237872">
            <text:format-change>
              <office:change-info>
                <dc:creator>David Harris</dc:creator>
                <dc:date>2010-09-13T16:54:00</dc:date>
              </office:change-info>
            </text:format-change>
          </text:changed-region>
          <text:changed-region text:id="ct513723184">
            <text:insertion>
              <office:change-info>
                <dc:creator>Bob Jacobsen</dc:creator>
                <dc:date>2010-09-12T10:25:00</dc:date>
              </office:change-info>
            </text:insertion>
          </text:changed-region>
          <text:changed-region text:id="ct513722704">
            <text:format-change>
              <office:change-info>
                <dc:creator>Bob Jacobsen</dc:creator>
                <dc:date>2010-09-12T10:39:00</dc:date>
              </office:change-info>
            </text:format-change>
          </text:changed-region>
          <text:changed-region text:id="ct462682272">
            <text:deletion>
              <office:change-info>
                <dc:creator>David Harris</dc:creator>
                <dc:date>2010-09-13T16:59:00</dc:date>
              </office:change-info>
              <text:p text:style-name="MP9">A. Robinson, </text:p>
            </text:deletion>
            <text:insertion>
              <office:change-info office:chg-author="Bob Jacobsen" office:chg-date-time="2010-09-12T10:25:00"/>
            </text:insertion>
          </text:changed-region>
          <text:changed-region text:id="ct512994368">
            <text:format-change>
              <office:change-info>
                <dc:creator>Bob Jacobsen</dc:creator>
                <dc:date>2010-09-12T10:39:00</dc:date>
              </office:change-info>
            </text:format-change>
          </text:changed-region>
          <text:changed-region text:id="ct584939680">
            <text:insertion>
              <office:change-info>
                <dc:creator>Bob Jacobsen</dc:creator>
                <dc:date>2010-09-12T10:25:00</dc:date>
              </office:change-info>
            </text:insertion>
          </text:changed-region>
          <text:changed-region text:id="ct585040544">
            <text:format-change>
              <office:change-info>
                <dc:creator>David Harris</dc:creator>
                <dc:date>2010-09-13T16:52:00</dc:date>
              </office:change-info>
            </text:format-change>
          </text:changed-region>
          <text:changed-region text:id="ct514533088">
            <text:deletion>
              <office:change-info>
                <dc:creator>David Harris</dc:creator>
                <dc:date>2010-09-13T16:52:00</dc:date>
              </office:change-info>
              <text:p text:style-name="MP10"><text:span text:style-name="MT5">N</text:span></text:p>
            </text:deletion>
          </text:changed-region>
          <text:changed-region text:id="ct513317632">
            <text:insertion>
              <office:change-info>
                <dc:creator>David Harris</dc:creator>
                <dc:date>2010-09-13T16:52:00</dc:date>
              </office:change-info>
            </text:insertion>
          </text:changed-region>
          <text:changed-region text:id="ct584510688">
            <text:format-change>
              <office:change-info>
                <dc:creator>David Harris</dc:creator>
                <dc:date>2010-09-13T16:52:00</dc:date>
              </office:change-info>
            </text:format-change>
          </text:changed-region>
          <text:changed-region text:id="ct513723632">
            <text:deletion>
              <office:change-info>
                <dc:creator>Bob Jacobsen</dc:creator>
                <dc:date>2010-09-12T10:26:00</dc:date>
              </office:change-info>
              <text:p text:style-name="MP10"><text:span text:style-name="MT6"><text:s/></text:span></text:p>
            </text:deletion>
          </text:changed-region>
          <text:changed-region text:id="ct864253200">
            <text:format-change>
              <office:change-info>
                <dc:creator>David Harris</dc:creator>
                <dc:date>2010-09-13T16:52:00</dc:date>
              </office:change-info>
            </text:format-change>
          </text:changed-region>
          <text:changed-region text:id="ct584253776">
            <text:deletion>
              <office:change-info>
                <dc:creator>David Harris</dc:creator>
                <dc:date>2010-09-13T16:53:00</dc:date>
              </office:change-info>
              <text:p text:style-name="MP10"><text:span text:style-name="MT8"/></text:p>
              <text:p text:style-name="MP10"><text:span text:style-name="MT8"/></text:p>
            </text:deletion>
          </text:changed-region>
          <text:changed-region text:id="ct584168544">
            <text:insertion>
              <office:change-info>
                <dc:creator>David Harris</dc:creator>
                <dc:date>2010-09-13T16:53:00</dc:date>
              </office:change-info>
            </text:insertion>
          </text:changed-region>
          <text:changed-region text:id="ct513723456">
            <text:deletion>
              <office:change-info>
                <dc:creator>Bob Jacobsen</dc:creator>
                <dc:date>2010-09-12T11:01:00</dc:date>
              </office:change-info>
              <text:p text:style-name="MP11">/10</text:p>
            </text:deletion>
          </text:changed-region>
          <text:changed-region text:id="ct462499024">
            <text:deletion>
              <office:change-info>
                <dc:creator>Bob Jacobsen</dc:creator>
                <dc:date>2010-09-12T10:26:00</dc:date>
              </office:change-info>
              <text:p text:style-name="MP11">8/01</text:p>
            </text:deletion>
          </text:changed-region>
          <text:changed-region text:id="ct462498912">
            <text:deletion>
              <office:change-info>
                <dc:creator>Bob Jacobsen</dc:creator>
                <dc:date>2010-09-12T11:01:00</dc:date>
              </office:change-info>
              <text:p text:style-name="MP11">0</text:p>
            </text:deletion>
          </text:changed-region>
          <text:changed-region text:id="ct462499248">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88287401574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ext:change-start text:change-id="ct864237872"/>This is a draft document, and has no official standing. It has not been submitted to the NMRA Technical Department or the NMRA Board of Directors for approval.<text:change-end text:change-id="ct864237872"/><text:change-start text:change-id="ct513723184"/></text:p>
              <text:p text:style-name="MP9"><text:change-start text:change-id="ct513722704"/>Written by J. Day, D. Harris, B. Jacobsen, <text:change-end text:change-id="ct513723184"/><text:change-end text:change-id="ct513722704"/><text:change text:change-id="ct462682272"/><text:change-start text:change-id="ct512994368"/><text:change-start text:change-id="ct584939680"/>and A. Shepherd<text:change-end text:change-id="ct512994368"/><text:change-end text:change-id="ct584939680"/></text:p>
            </table:table-cell>
            <table:table-cell table:style-name="Table1.B2" office:value-type="string">
              <text:p text:style-name="MP6"/>
            </table:table-cell>
            <table:table-cell table:style-name="Table1.C1" table:number-columns-spanned="2" office:value-type="string">
              <text:p text:style-name="MP10"><text:change-start text:change-id="ct585040544"/><text:span text:style-name="MT4">NMRA</text:span><text:change-end text:change-id="ct585040544"/><text:change text:change-id="ct514533088"/><text:change-start text:change-id="ct513317632"/><text:span text:style-name="MT4">n</text:span><text:change-end text:change-id="ct513317632"/><text:change-start text:change-id="ct584510688"/><text:span text:style-name="MT4">et</text:span><text:change-end text:change-id="ct584510688"/><text:change text:change-id="ct513723632"/><text:change-start text:change-id="ct864253200"/><text:span text:style-name="MT7">®</text:span><text:change-end text:change-id="ct864253200"/><text:span text:style-name="MT8"> </text:span><text:change text:change-id="ct584253776"/><text:change-start text:change-id="ct584168544"/><text:span text:style-name="MT8"><text:line-break/></text:span><text:change-end text:change-id="ct584168544"/><text:span text:style-name="MT9">Physical Layer </text:span></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11"><text:change text:change-id="ct513723456"/><text:change text:change-id="ct462499024"/><text:change text:change-id="ct462498912"/><text:change-start text:change-id="ct462499248"/><text:date style:data-style-name="N106" text:date-value="2010-09-13T17:00:11.99">9/13/2010</text:date><text:change-end text:change-id="ct462499248"/></text:p>
            </table:table-cell>
            <table:table-cell table:style-name="Table1.C1" office:value-type="string">
              <text:p text:style-name="MP12"><text:span text:style-name="MT10">Draft TN-9.x.1</text:span><text:span text:style-name="MT11"> </text:span></text:p>
            </table:table-cell>
          </table:table-row>
        </table:table>
        <text:p text:style-name="Header"/>
      </style:header>
      <style:footer>
        <text:tracked-changes>
          <text:changed-region text:id="ct462394448">
            <text:deletion>
              <office:change-info>
                <dc:creator>Bob Jacobsen</dc:creator>
                <dc:date>2010-09-12T10:27:00</dc:date>
              </office:change-info>
              <text:p text:style-name="MP13">Copyright 2010, by J. Day, D. Harris, B. Jacobsen, A. Robinson, and A. Shepherd</text:p>
            </text:deletion>
          </text:changed-region>
          <text:changed-region text:id="ct462492960">
            <text:insertion>
              <office:change-info>
                <dc:creator>Bob Jacobsen</dc:creator>
                <dc:date>2010-09-12T10:40:00</dc:date>
              </office:change-info>
            </text:insertion>
          </text:changed-region>
          <text:changed-region text:id="ct513722272">
            <text:format-change>
              <office:change-info>
                <dc:creator>Bob Jacobsen</dc:creator>
                <dc:date>2010-09-12T10:28:00</dc:date>
              </office:change-info>
            </text:format-change>
          </text:changed-region>
          <text:changed-region text:id="ct513722016">
            <text:deletion>
              <office:change-info>
                <dc:creator>Bob Jacobsen</dc:creator>
                <dc:date>2010-09-12T11:01:00</dc:date>
              </office:change-info>
              <text:p text:style-name="MP13"/>
              <text:p text:style-name="MP13"/>
            </text:deletion>
          </text:changed-region>
          <text:changed-region text:id="ct462500592">
            <text:deletion>
              <office:change-info>
                <dc:creator>Bob Jacobsen</dc:creator>
                <dc:date>2010-09-12T10:40:00</dc:date>
              </office:change-info>
              <text:p text:style-name="MP13"><text:s/>- <text:date style:data-style-name="N106" text:date-value="2010-09-13T17:00:11.99">9/13/2010</text:date></text:p>
            </text:deletion>
          </text:changed-region>
        </text:tracked-changes>
        <text:p text:style-name="MP13"><text:change text:change-id="ct462394448"/><text:change-start text:change-id="ct462492960"/><text:date style:data-style-name="N106" text:date-value="2010-09-13T17:00:11.99">9/13/2010</text:date><text:change-end text:change-id="ct462492960"/><text:change-start text:change-id="ct513722272"/><text:tab/>Page <text:page-number text:select-page="current">10</text:page-number> of <text:page-count style:num-format="1">10</text:page-count><text:change-end text:change-id="ct513722272"/><text:change text:change-id="ct513722016"/><text:change text:change-id="ct46250059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92</meta:editing-cycles>
    <meta:editing-duration>PT17H22M10S</meta:editing-duration>
    <meta:generator>OpenOffice.org/3.2$Unix OpenOffice.org_project/320m18$Build-9502</meta:generator>
    <dc:date>2010-09-13T17:00:12</dc:date>
    <dc:creator>David Harris</dc:creator>
    <meta:document-statistic meta:table-count="1" meta:image-count="0" meta:object-count="0" meta:page-count="10" meta:paragraph-count="250" meta:word-count="3093" meta:character-count="21263"/>
    <meta:user-defined meta:name="Info 1"/>
    <meta:user-defined meta:name="Info 2"/>
    <meta:user-defined meta:name="Info 3"/>
    <meta:user-defined meta:name="Info 4"/>
  </office:meta>
</office:document-meta>
</file>